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0AEBBAB15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6cm" fo:margin-left="0cm" table:align="left" style:may-break-between-rows="true" style:writing-mode="lr-tb"/>
    </style:style>
    <style:style style:name="Tabela1.A" style:family="table-column">
      <style:table-column-properties style:column-width="2.367cm"/>
    </style:style>
    <style:style style:name="Tabela1.B" style:family="table-column">
      <style:table-column-properties style:column-width="13.593cm"/>
    </style:style>
    <style:style style:name="Tabela1.A1" style:family="table-cell">
      <style:table-cell-properties fo:background-color="#f3f3f3" fo:padding-left="0.176cm" fo:padding-right="0.176cm" fo:padding-top="0cm" fo:padding-bottom="0cm" fo:border-left="1pt solid #000000" fo:border-right="0.05pt solid #000000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f3f3f3" fo:padding-left="0.176cm" fo:padding-right="0.176cm" fo:padding-top="0cm" fo:padding-bottom="0cm" fo:border-left="0.05pt solid #000000" fo:border-right="1pt solid #000000" fo:border-top="1pt solid #000000" fo:border-bottom="1pt solid #000000" fo:vertical-align="top">
        <style:background-image/>
      </style:table-cell-properties>
    </style:style>
    <style:style style:name="Tabela2" style:family="table">
      <style:table-properties style:width="15.961cm" fo:margin-left="0cm" table:align="left" style:may-break-between-rows="true" style:writing-mode="lr-tb"/>
    </style:style>
    <style:style style:name="Tabela2.A" style:family="table-column">
      <style:table-column-properties style:column-width="3.694cm"/>
    </style:style>
    <style:style style:name="Tabela2.B" style:family="table-column">
      <style:table-column-properties style:column-width="12.268cm"/>
    </style:style>
    <style:style style:name="Tabela2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2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2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2.4" style:family="table-row">
      <style:table-row-properties style:min-row-height="0.743cm"/>
    </style:style>
    <style:style style:name="Tabela2.5" style:family="table-row">
      <style:table-row-properties style:min-row-height="1.191cm"/>
    </style:style>
    <style:style style:name="Tabela3" style:family="table">
      <style:table-properties style:width="15.961cm" fo:margin-left="0cm" table:align="left" style:may-break-between-rows="true" style:writing-mode="lr-tb"/>
    </style:style>
    <style:style style:name="Tabela3.A" style:family="table-column">
      <style:table-column-properties style:column-width="3.694cm"/>
    </style:style>
    <style:style style:name="Tabela3.B" style:family="table-column">
      <style:table-column-properties style:column-width="12.268cm"/>
    </style:style>
    <style:style style:name="Tabela3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3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3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3.4" style:family="table-row">
      <style:table-row-properties style:min-row-height="0.743cm"/>
    </style:style>
    <style:style style:name="Tabela3.5" style:family="table-row">
      <style:table-row-properties style:min-row-height="1.191cm"/>
    </style:style>
    <style:style style:name="Tabela4" style:family="table">
      <style:table-properties style:width="15.961cm" fo:margin-left="0cm" table:align="left" style:may-break-between-rows="true" style:writing-mode="lr-tb"/>
    </style:style>
    <style:style style:name="Tabela4.A" style:family="table-column">
      <style:table-column-properties style:column-width="3.692cm"/>
    </style:style>
    <style:style style:name="Tabela4.B" style:family="table-column">
      <style:table-column-properties style:column-width="12.27cm"/>
    </style:style>
    <style:style style:name="Tabela4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4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4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4.4" style:family="table-row">
      <style:table-row-properties style:min-row-height="0.743cm"/>
    </style:style>
    <style:style style:name="Tabela4.5" style:family="table-row">
      <style:table-row-properties style:min-row-height="1.191cm"/>
    </style:style>
    <style:style style:name="Tabela5" style:family="table">
      <style:table-properties style:width="15.961cm" fo:margin-left="0cm" table:align="left" style:may-break-between-rows="true" style:writing-mode="lr-tb"/>
    </style:style>
    <style:style style:name="Tabela5.A" style:family="table-column">
      <style:table-column-properties style:column-width="3.692cm"/>
    </style:style>
    <style:style style:name="Tabela5.B" style:family="table-column">
      <style:table-column-properties style:column-width="12.27cm"/>
    </style:style>
    <style:style style:name="Tabela5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5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5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5.4" style:family="table-row">
      <style:table-row-properties style:min-row-height="0.743cm"/>
    </style:style>
    <style:style style:name="Tabela5.5" style:family="table-row">
      <style:table-row-properties style:min-row-height="1.191cm"/>
    </style:style>
    <style:style style:name="Tabela6" style:family="table">
      <style:table-properties style:width="15.961cm" fo:margin-left="0cm" table:align="left" style:may-break-between-rows="true" style:writing-mode="lr-tb"/>
    </style:style>
    <style:style style:name="Tabela6.A" style:family="table-column">
      <style:table-column-properties style:column-width="3.692cm"/>
    </style:style>
    <style:style style:name="Tabela6.B" style:family="table-column">
      <style:table-column-properties style:column-width="12.27cm"/>
    </style:style>
    <style:style style:name="Tabela6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6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6.4" style:family="table-row">
      <style:table-row-properties style:min-row-height="0.743cm"/>
    </style:style>
    <style:style style:name="Tabela6.5" style:family="table-row">
      <style:table-row-properties style:min-row-height="1.191cm"/>
    </style:style>
    <style:style style:name="Tabela7" style:family="table">
      <style:table-properties style:width="15.961cm" fo:margin-left="0cm" table:align="left" style:may-break-between-rows="true" style:writing-mode="lr-tb"/>
    </style:style>
    <style:style style:name="Tabela7.A" style:family="table-column">
      <style:table-column-properties style:column-width="3.692cm"/>
    </style:style>
    <style:style style:name="Tabela7.B" style:family="table-column">
      <style:table-column-properties style:column-width="12.27cm"/>
    </style:style>
    <style:style style:name="Tabela7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7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7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7.4" style:family="table-row">
      <style:table-row-properties style:min-row-height="0.743cm"/>
    </style:style>
    <style:style style:name="Tabela7.5" style:family="table-row">
      <style:table-row-properties style:min-row-height="1.191cm"/>
    </style:style>
    <style:style style:name="Tabela8" style:family="table">
      <style:table-properties style:width="15.961cm" fo:margin-left="0cm" table:align="left" style:may-break-between-rows="true" style:writing-mode="lr-tb"/>
    </style:style>
    <style:style style:name="Tabela8.A" style:family="table-column">
      <style:table-column-properties style:column-width="3.692cm"/>
    </style:style>
    <style:style style:name="Tabela8.B" style:family="table-column">
      <style:table-column-properties style:column-width="12.27cm"/>
    </style:style>
    <style:style style:name="Tabela8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8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8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8.4" style:family="table-row">
      <style:table-row-properties style:min-row-height="0.743cm"/>
    </style:style>
    <style:style style:name="Tabela8.5" style:family="table-row">
      <style:table-row-properties style:min-row-height="1.191cm"/>
    </style:style>
    <style:style style:name="Tabela8.A9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8.B9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9" style:family="table">
      <style:table-properties style:width="15.961cm" fo:margin-left="0cm" table:align="left" style:may-break-between-rows="true" style:writing-mode="lr-tb"/>
    </style:style>
    <style:style style:name="Tabela9.A" style:family="table-column">
      <style:table-column-properties style:column-width="3.692cm"/>
    </style:style>
    <style:style style:name="Tabela9.B" style:family="table-column">
      <style:table-column-properties style:column-width="12.27cm"/>
    </style:style>
    <style:style style:name="Tabela9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9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9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9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9.4" style:family="table-row">
      <style:table-row-properties style:min-row-height="0.743cm"/>
    </style:style>
    <style:style style:name="Tabela9.5" style:family="table-row">
      <style:table-row-properties style:min-row-height="1.191cm"/>
    </style:style>
    <style:style style:name="Tabela9.A8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9.B8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0" style:family="table">
      <style:table-properties style:width="15.961cm" fo:margin-left="0cm" table:align="left" style:may-break-between-rows="true" style:writing-mode="lr-tb"/>
    </style:style>
    <style:style style:name="Tabela10.A" style:family="table-column">
      <style:table-column-properties style:column-width="3.692cm"/>
    </style:style>
    <style:style style:name="Tabela10.B" style:family="table-column">
      <style:table-column-properties style:column-width="12.27cm"/>
    </style:style>
    <style:style style:name="Tabela10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0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10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0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0.4" style:family="table-row">
      <style:table-row-properties style:min-row-height="0.743cm"/>
    </style:style>
    <style:style style:name="Tabela10.5" style:family="table-row">
      <style:table-row-properties style:min-row-height="1.191cm"/>
    </style:style>
    <style:style style:name="Tabela11" style:family="table">
      <style:table-properties style:width="15.961cm" fo:margin-left="0cm" table:align="left" style:may-break-between-rows="true" style:writing-mode="lr-tb"/>
    </style:style>
    <style:style style:name="Tabela11.A" style:family="table-column">
      <style:table-column-properties style:column-width="3.692cm"/>
    </style:style>
    <style:style style:name="Tabela11.B" style:family="table-column">
      <style:table-column-properties style:column-width="12.27cm"/>
    </style:style>
    <style:style style:name="Tabela11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1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11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1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1.4" style:family="table-row">
      <style:table-row-properties style:min-row-height="0.743cm"/>
    </style:style>
    <style:style style:name="Tabela11.5" style:family="table-row">
      <style:table-row-properties style:min-row-height="1.191cm"/>
    </style:style>
    <style:style style:name="Tabela12" style:family="table">
      <style:table-properties style:width="15.961cm" fo:margin-left="0cm" table:align="left" style:may-break-between-rows="true" style:writing-mode="lr-tb"/>
    </style:style>
    <style:style style:name="Tabela12.A" style:family="table-column">
      <style:table-column-properties style:column-width="3.692cm"/>
    </style:style>
    <style:style style:name="Tabela12.B" style:family="table-column">
      <style:table-column-properties style:column-width="12.27cm"/>
    </style:style>
    <style:style style:name="Tabela12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2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12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2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2.4" style:family="table-row">
      <style:table-row-properties style:min-row-height="0.743cm"/>
    </style:style>
    <style:style style:name="Tabela12.5" style:family="table-row">
      <style:table-row-properties style:min-row-height="1.191cm"/>
    </style:style>
    <style:style style:name="Tabela12.A9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2.B9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3" style:family="table">
      <style:table-properties style:width="15.961cm" fo:margin-left="0cm" table:align="left" style:may-break-between-rows="true" style:writing-mode="lr-tb"/>
    </style:style>
    <style:style style:name="Tabela13.A" style:family="table-column">
      <style:table-column-properties style:column-width="3.692cm"/>
    </style:style>
    <style:style style:name="Tabela13.B" style:family="table-column">
      <style:table-column-properties style:column-width="12.27cm"/>
    </style:style>
    <style:style style:name="Tabela13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3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13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3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3.4" style:family="table-row">
      <style:table-row-properties style:min-row-height="0.743cm"/>
    </style:style>
    <style:style style:name="Tabela13.5" style:family="table-row">
      <style:table-row-properties style:min-row-height="1.191cm"/>
    </style:style>
    <style:style style:name="Tabela13.A9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3.B9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4" style:family="table">
      <style:table-properties style:width="15.961cm" fo:margin-left="0cm" table:align="left" style:may-break-between-rows="true" style:writing-mode="lr-tb"/>
    </style:style>
    <style:style style:name="Tabela14.A" style:family="table-column">
      <style:table-column-properties style:column-width="3.692cm"/>
    </style:style>
    <style:style style:name="Tabela14.B" style:family="table-column">
      <style:table-column-properties style:column-width="12.27cm"/>
    </style:style>
    <style:style style:name="Tabela14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4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4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4.4" style:family="table-row">
      <style:table-row-properties style:min-row-height="0.743cm"/>
    </style:style>
    <style:style style:name="Tabela14.5" style:family="table-row">
      <style:table-row-properties style:min-row-height="1.191cm"/>
    </style:style>
    <style:style style:name="Tabela14.A9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4.B9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5" style:family="table">
      <style:table-properties style:width="15.961cm" fo:margin-left="0cm" table:align="left" style:may-break-between-rows="true" style:writing-mode="lr-tb"/>
    </style:style>
    <style:style style:name="Tabela15.A" style:family="table-column">
      <style:table-column-properties style:column-width="3.692cm"/>
    </style:style>
    <style:style style:name="Tabela15.B" style:family="table-column">
      <style:table-column-properties style:column-width="12.27cm"/>
    </style:style>
    <style:style style:name="Tabela15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5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15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5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5.4" style:family="table-row">
      <style:table-row-properties style:min-row-height="0.743cm"/>
    </style:style>
    <style:style style:name="Tabela15.5" style:family="table-row">
      <style:table-row-properties style:min-row-height="1.191cm"/>
    </style:style>
    <style:style style:name="Tabela15.A9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5.B9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ela16" style:family="table">
      <style:table-properties style:width="15.961cm" fo:margin-left="0cm" table:align="left" style:may-break-between-rows="true" style:writing-mode="lr-tb"/>
    </style:style>
    <style:style style:name="Tabela16.A" style:family="table-column">
      <style:table-column-properties style:column-width="3.692cm"/>
    </style:style>
    <style:style style:name="Tabela16.B" style:family="table-column">
      <style:table-column-properties style:column-width="12.27cm"/>
    </style:style>
    <style:style style:name="Tabela16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6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Tabela16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ela16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ela16.4" style:family="table-row">
      <style:table-row-properties style:min-row-height="0.743cm"/>
    </style:style>
    <style:style style:name="Tabela16.5" style:family="table-row">
      <style:table-row-properties style:min-row-height="1.191cm"/>
    </style:style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margin-top="0cm" fo:margin-bottom="0.247cm" style:contextual-spacing="false" fo:line-height="115%" fo:text-align="start" style:justify-single-word="false"/>
    </style:style>
    <style:style style:name="P3" style:family="paragraph" style:parent-style-name="Standard">
      <style:paragraph-properties fo:margin-top="0cm" fo:margin-bottom="0.282cm" style:contextual-spacing="false" fo:line-height="110%" fo:text-align="center" style:justify-single-word="false"/>
    </style:style>
    <style:style style:name="P4" style:family="paragraph" style:parent-style-name="Standard">
      <style:paragraph-properties fo:margin-top="0cm" fo:margin-bottom="0.282cm" style:contextual-spacing="false" fo:line-height="110%" fo:text-align="start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style:use-window-font-color="true" loext:opacity="0%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0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Arial" fo:font-size="10pt" fo:font-weight="normal" fo:background-color="transparent" style:font-name-asian="Arial" style:font-name-complex="Arial"/>
    </style:style>
    <style:style style:name="P8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9" style:family="paragraph" style:parent-style-name="Standard">
      <style:paragraph-properties fo:margin-top="0cm" fo:margin-bottom="0.282cm" style:contextual-spacing="false" fo:line-height="110%" fo:text-align="center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0" style:family="paragraph" style:parent-style-name="Heading_20_2">
      <style:text-properties officeooo:paragraph-rsid="000bdf57"/>
    </style:style>
    <style:style style:name="P11" style:family="paragraph" style:parent-style-name="Standard" style:list-style-name="L1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 style:list-style-name="L3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 style:list-style-name="L5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margin-top="0cm" fo:margin-bottom="0.282cm" style:contextual-spacing="false" fo:line-height="110%" fo:text-align="center" style:justify-single-word="false"/>
      <style:text-properties style:use-window-font-color="true" loext:opacity="0%" style:font-name="Arial" fo:font-size="11pt" fo:font-weight="normal" officeooo:paragraph-rsid="000bdf57" fo:background-color="transparent" style:font-name-asian="Arial" style:font-name-complex="Arial"/>
    </style:style>
    <style:style style:name="P15" style:family="paragraph" style:parent-style-name="Standard" style:list-style-name="L2">
      <style:paragraph-properties fo:margin-top="0cm" fo:margin-bottom="0.247cm" style:contextual-spacing="false" fo:line-height="115%" fo:text-align="start" style:justify-single-word="false"/>
    </style:style>
    <style:style style:name="P16" style:family="paragraph" style:parent-style-name="Standard" style:list-style-name="L4">
      <style:paragraph-properties fo:margin-top="0cm" fo:margin-bottom="0.247cm" style:contextual-spacing="false" fo:line-height="115%" fo:text-align="start" style:justify-single-word="false"/>
    </style:style>
    <style:style style:name="P17" style:family="paragraph" style:parent-style-name="Standard" style:list-style-name="L5">
      <style:paragraph-properties fo:margin-top="0cm" fo:margin-bottom="0.247cm" style:contextual-spacing="false" fo:line-height="115%" fo:text-align="start" style:justify-single-word="false"/>
    </style:style>
    <style:style style:name="P18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officeooo:paragraph-rsid="000bdf57"/>
    </style:style>
    <style:style style:name="P19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officeooo:paragraph-rsid="00107937"/>
    </style:style>
    <style:style style:name="P20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officeooo:paragraph-rsid="000bdf57" style:font-name-asian="Times New Roman1" style:font-size-asian="10pt" style:font-weight-asian="bold" style:font-name-complex="Times New Roman1" style:font-size-complex="10pt"/>
    </style:style>
    <style:style style:name="P2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0pt" fo:font-weight="bold" officeooo:paragraph-rsid="000bdf57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df57"/>
    </style:style>
    <style:style style:name="P23" style:family="paragraph" style:parent-style-name="Standard">
      <style:paragraph-properties fo:margin-top="0cm" fo:margin-bottom="0.282cm" style:contextual-spacing="false" fo:line-height="110%" fo:text-align="start" style:justify-single-word="false"/>
    </style:style>
    <style:style style:name="P24" style:family="paragraph" style:parent-style-name="Standard">
      <style:paragraph-properties fo:margin-top="0cm" fo:margin-bottom="0.282cm" style:contextual-spacing="false" fo:line-height="110%" fo:text-align="start" style:justify-single-word="false"/>
      <style:text-properties officeooo:paragraph-rsid="000bdf57"/>
    </style:style>
    <style:style style:name="P25" style:family="paragraph" style:parent-style-name="Standard">
      <style:paragraph-properties fo:margin-top="0cm" fo:margin-bottom="0.282cm" style:contextual-spacing="false" fo:line-height="110%" fo:text-align="start" style:justify-single-word="false"/>
      <style:text-properties officeooo:paragraph-rsid="00107937"/>
    </style:style>
    <style:style style:name="P26" style:family="paragraph" style:parent-style-name="Standard">
      <style:paragraph-properties fo:margin-top="0cm" fo:margin-bottom="0.282cm" style:contextual-spacing="false" fo:line-height="110%" fo:text-align="center" style:justify-single-word="false"/>
      <style:text-properties officeooo:paragraph-rsid="000bdf57"/>
    </style:style>
    <style:style style:name="P27" style:family="paragraph" style:parent-style-name="Standard">
      <style:paragraph-properties fo:margin-top="0cm" fo:margin-bottom="0.282cm" style:contextual-spacing="false" fo:line-height="110%" fo:text-align="center" style:justify-single-word="false"/>
      <style:text-properties officeooo:paragraph-rsid="00107937"/>
    </style:style>
    <style:style style:name="P28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officeooo:paragraph-rsid="000bdf57"/>
    </style:style>
    <style:style style:name="T1" style:family="text">
      <style:text-properties style:use-window-font-color="true" loext:opacity="0%" style:font-name="Arial" fo:font-size="10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loext:opacity="0%" style:font-name="Arial" fo:font-size="10pt" fo:font-weight="normal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1pt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11pt" fo:font-weight="normal" officeooo:rsid="000b34d2" fo:background-color="transparent" loext:char-shading-value="0" style:font-name-asian="Arial" style:font-name-complex="Arial"/>
    </style:style>
    <style:style style:name="T5" style:family="text">
      <style:text-properties style:use-window-font-color="true" loext:opacity="0%" style:font-name="Arial" fo:font-size="11pt" fo:font-weight="normal" officeooo:rsid="000bdf57" fo:background-color="transparent" loext:char-shading-value="0" style:font-name-asian="Arial" style:font-name-complex="Arial"/>
    </style:style>
    <style:style style:name="T6" style:family="text">
      <style:text-properties style:use-window-font-color="true" loext:opacity="0%" style:font-name="Arial" fo:font-size="11pt" fo:font-weight="normal" officeooo:rsid="000db319" fo:background-color="transparent" loext:char-shading-value="0" style:font-name-asian="Arial" style:font-name-complex="Arial"/>
    </style:style>
    <style:style style:name="T7" style:family="text">
      <style:text-properties style:use-window-font-color="true" loext:opacity="0%" style:font-name="Arial" fo:font-size="11pt" fo:font-weight="normal" officeooo:rsid="000f3356" fo:background-color="transparent" loext:char-shading-value="0" style:font-name-asian="Arial" style:font-name-complex="Arial"/>
    </style:style>
    <style:style style:name="T8" style:family="text">
      <style:text-properties style:use-window-font-color="true" loext:opacity="0%" style:font-name="Arial" fo:font-size="11pt" fo:font-weight="normal" officeooo:rsid="00107937" fo:background-color="transparent" loext:char-shading-value="0" style:font-name-asian="Arial" style:font-name-complex="Arial"/>
    </style:style>
    <style:style style:name="T9" style:family="text">
      <style:text-properties style:use-window-font-color="true" loext:opacity="0%" style:font-name="Arial" fo:font-size="11pt" fo:font-weight="bold" fo:background-color="transparent" loext:char-shading-value="0" style:font-name-asian="Arial" style:font-name-complex="Arial"/>
    </style:style>
    <style:style style:name="T10" style:family="text">
      <style:text-properties style:use-window-font-color="true" loext:opacity="0%" style:font-name="Arial" fo:font-size="11pt" fo:font-weight="bold" fo:background-color="transparent" loext:char-shading-value="0" style:font-name-asian="Arial" style:font-weight-asian="bold" style:font-name-complex="Arial" style:font-weight-complex="bold"/>
    </style:style>
    <style:style style:name="T11" style:family="text">
      <style:text-properties style:use-window-font-color="true" loext:opacity="0%" style:font-name="Arial" fo:font-size="11pt" fo:font-style="italic" fo:font-weight="normal" fo:background-color="transparent" loext:char-shading-value="0" style:font-name-asian="Arial" style:font-name-complex="Arial"/>
    </style:style>
    <style:style style:name="T1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13" style:family="text">
      <style:text-properties officeooo:rsid="000bdf57"/>
    </style:style>
    <style:style style:name="T14" style:family="text">
      <style:text-properties officeooo:rsid="001079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quisitos Funcionai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text:span text:style-name="T1">Discentes:</text:span></text:p>
          </table:table-cell>
          <table:table-cell table:style-name="Tabela1.B1" office:value-type="string">
            <text:p text:style-name="P6">BRUNO EDUARDO DOS SANTOS - 211066249</text:p>
            <text:p text:style-name="P6">GEILSON DOS SANTOS SA - 231006239</text:p>
            <text:p text:style-name="P6">MARCOS ALEXANDRE DA SILVA NERES - 211055334</text:p>
            <text:p text:style-name="P7">PEDRO FARIAS DE OLIVEIRA <text:s/>- 211055577</text:p>
            <text:p text:style-name="P6">THELMA EVANGELISTA DOS SANTOS - <text:s/>231003513</text:p>
            <text:p text:style-name="P1"><text:span text:style-name="T2">WESLEY HENRIQUE FERREIRA - 231021496</text:span><text:span text:style-name="T12"/></text:p>
          </table:table-cell>
        </table:table-row>
      </table:table>
      <text:p text:style-name="P2"><text:span text:style-name="T12"/></text:p>
      <text:h text:style-name="Heading_20_1" text:outline-level="1">Introdução</text:h>
      <text:p text:style-name="P2"><text:span text:style-name="T3">Este artefato tem como objetivo a </text:span><text:span text:style-name="T9">elicitação dos requisitos funcionais</text:span><text:span text:style-name="T3"> do sistema a ser desenvolvido.</text:span></text:p>
      <text:p text:style-name="P2"><text:span text:style-name="T3">O sistema proposto oferecerá funcionalidades básicas de manipulação de dados, como </text:span><text:span text:style-name="T9">criação, leitura, atualização e exclusão</text:span><text:span text:style-name="T3"> de registros, operações comumente referenciadas pela sigla </text:span><text:span text:style-name="T9">CRUD</text:span><text:span text:style-name="T3"> (</text:span><text:span text:style-name="T11">Create, Read, Update, Delete</text:span><text:span text:style-name="T3">).</text:span></text:p>
      <text:p text:style-name="P2"><text:span text:style-name="T3">O sistema fornecerá suporte à </text:span><text:span text:style-name="T9">divulgação e gestão de eventos do tipo feira</text:span><text:span text:style-name="T3">, nos quais </text:span><text:span text:style-name="T9">expositores</text:span><text:span text:style-name="T3"> poderão participar com seus </text:span><text:span text:style-name="T9">produtos</text:span><text:span text:style-name="T3">. A cada feira poderão estar associados múltiplos expositores, e a cada expositor, uma lista de produtos.</text:span></text:p>
      <text:p text:style-name="P8">Usuários não autenticados terão acesso aos seguintes serviços públicos:</text:p>
      <text:list text:style-name="L1">
        <text:list-item>
          <text:p text:style-name="P11">Listar feiras; Listar expositores em uma feira; Listar produtos de um expositor em uma feira; Visualizar detalhes de uma feira, expositor ou produto.</text:p>
        </text:list-item>
      </text:list>
      <text:p text:style-name="P8">As informações exibidas em cada caso incluem:</text:p>
      <text:list text:style-name="L2">
        <text:list-item>
          <text:p text:style-name="P15"><text:span text:style-name="T9">Feira:</text:span><text:span text:style-name="T3"> nome, descrição, data de início, data de término, local, cidade e estado;</text:span></text:p>
        </text:list-item>
        <text:list-item>
          <text:p text:style-name="P15"><text:span text:style-name="T9">Expositor:</text:span><text:span text:style-name="T3"> nome, descrição e contato;</text:span></text:p>
        </text:list-item>
        <text:list-item>
          <text:p text:style-name="P15"><text:span text:style-name="T9">Produto:</text:span><text:span text:style-name="T3"> nome, descrição e preço.</text:span></text:p>
        </text:list-item>
      </text:list>
      <text:p text:style-name="P2"><text:span text:style-name="T3">Para acessar funcionalidades adicionais, o usuário deve estar </text:span><text:span text:style-name="T9">registrado e autenticado</text:span><text:span text:style-name="T3"> no sistema. Após a autenticação, o usuário poderá:</text:span></text:p>
      <text:list text:style-name="L3">
        <text:list-item>
          <text:p text:style-name="P12">Criar, editar e excluir feiras; Criar, editar e excluir expositores; Criar, editar e excluir listas de produtos; Criar, editar e excluir produtos; Criar, visualizar e excluir ingressos.</text:p>
        </text:list-item>
      </text:list>
      <text:p text:style-name="P2"><text:span text:style-name="T3">Cada </text:span><text:span text:style-name="T9">ingresso</text:span><text:span text:style-name="T3"> criado dará direito de acesso à feira na data especificada e conterá as seguintes informações: nome da feira, número do ingresso e data de emissão.</text:span></text:p>
      <text:p text:style-name="P2"><text:span text:style-name="T3">O sistema deverá impor as seguintes </text:span><text:span text:style-name="T9">regras de negócio</text:span><text:span text:style-name="T3">:</text:span></text:p>
      <text:list text:style-name="L4">
        <text:list-item>
          <text:p text:style-name="P16"><text:span text:style-name="T3">Um registro (feira, expositor, produto ou ingresso) </text:span><text:span text:style-name="T9">só pode ser editado ou excluído por seu criador</text:span><text:span text:style-name="T3">;</text:span></text:p>
        </text:list-item>
        <text:list-item>
          <text:p text:style-name="P16"><text:span text:style-name="T3">Um registro </text:span><text:span text:style-name="T9">só pode ser excluído se não houver dependências associadas a ele</text:span><text:span text:style-name="T3"> (por exemplo, uma feira com expositores vinculados não pode ser removida).</text:span></text:p>
        </text:list-item>
      </text:list>
      <text:p text:style-name="P2"><text:span text:style-name="T3">A </text:span><text:span text:style-name="T9">especificação dos requisitos funcionais</text:span><text:span text:style-name="T3"> será realizada por meio de </text:span><text:span text:style-name="T9">histórias de usuário </text:span><text:soft-page-break/><text:span text:style-name="T9">(user stories)</text:span><text:span text:style-name="T3">, de forma clara e orientada às necessidades do usuário final.</text:span></text:p>
      <text:h text:style-name="Heading_20_1" text:outline-level="1">Requisitos Funcionais (via Histórias de Usuário)</text:h>
      <text:p text:style-name="P8">A seguir, são listados os requisitos funcionais do sistema, descritos individualmente por meio de histórias de usuário, acompanhados de suas justificativas e critérios de aceitação.</text:p>
      <text:p text:style-name="P8">Cada requisito será identificado pelo código RF-xxx, onde:</text:p>
      <text:list text:style-name="L5">
        <text:list-item>
          <text:p text:style-name="P17"><text:span text:style-name="T3">RF representa </text:span><text:span text:style-name="T11">Requisito Funcional</text:span><text:span text:style-name="T3">.</text:span></text:p>
        </text:list-item>
        <text:list-item>
          <text:p text:style-name="P13">xxx é um número sequencial para identificação única.</text:p>
        </text:list-item>
      </text:list>
      <text:p text:style-name="P8">Os critérios de aceitação seguirão o padrão CA-xxx, mantendo rastreabilidade e clareza na validação de cada requisito.</text:p>
      <text:p text:style-name="P2"><text:span text:style-name="T3"><text:s/></text:span><text:span text:style-name="T9">Estrutura de Requisito Funcional: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<text:span text:style-name="T9">ID do Requisito</text:span><text:span text:style-name="T12"/></text:p>
          </table:table-cell>
          <table:table-cell table:style-name="Tabela2.B1" office:value-type="string">
            <text:p text:style-name="P4"><text:span text:style-name="T3">Exemplo: RF-001</text:span><text:span text:style-name="T12"/></text:p>
          </table:table-cell>
        </table:table-row>
        <table:table-row>
          <table:table-cell table:style-name="Tabela2.A2" office:value-type="string">
            <text:p text:style-name="P3"><text:span text:style-name="T9">Prioridade</text:span><text:span text:style-name="T12"/></text:p>
          </table:table-cell>
          <table:table-cell table:style-name="Tabela2.B2" office:value-type="string">
            <text:p text:style-name="P2"><text:span text:style-name="T3">Ex: Alta, Média ou Baixa</text:span><text:span text:style-name="T12"/></text:p>
          </table:table-cell>
        </table:table-row>
        <table:table-row>
          <table:table-cell table:style-name="Tabela2.A2" office:value-type="string">
            <text:p text:style-name="P3"><text:span text:style-name="T9">História de Usuário </text:span><text:span text:style-name="T12"/></text:p>
          </table:table-cell>
          <table:table-cell table:style-name="Tabela2.B2" office:value-type="string">
            <text:p text:style-name="P2"><text:span text:style-name="T9">Como</text:span><text:span text:style-name="T3">[tipo de usuário],<text:line-break/></text:span><text:span text:style-name="T9">Quero</text:span><text:span text:style-name="T3">[ação desejada],<text:line-break/></text:span><text:span text:style-name="T9">Para que</text:span><text:span text:style-name="T3">[objetivo ou benefício].</text:span></text:p>
          </table:table-cell>
        </table:table-row>
        <table:table-row table:style-name="Tabela2.4">
          <table:table-cell table:style-name="Tabela2.A2" office:value-type="string">
            <text:p text:style-name="P3"><text:span text:style-name="T9">Justificativa</text:span><text:span text:style-name="T12"/></text:p>
          </table:table-cell>
          <table:table-cell table:style-name="Tabela2.B2" office:value-type="string">
            <text:p text:style-name="P2"><text:span text:style-name="T3">[Explicação do motivo de existência do requisito, valor para o negócio ou usuário.]</text:span><text:span text:style-name="T12"/></text:p>
          </table:table-cell>
        </table:table-row>
        <table:table-row table:style-name="Tabela2.5">
          <table:table-cell table:style-name="Tabela2.B2" table:number-columns-spanned="2" office:value-type="string">
            <text:p text:style-name="P3"><text:span text:style-name="T9">Critérios de Aceitação</text:span><text:span text:style-name="T12"/></text:p>
          </table:table-cell>
          <table:covered-table-cell/>
        </table:table-row>
        <table:table-row>
          <table:table-cell table:style-name="Tabela2.A2" office:value-type="string">
            <text:p text:style-name="P3"><text:span text:style-name="T9">Nº </text:span><text:span text:style-name="T12"/></text:p>
          </table:table-cell>
          <table:table-cell table:style-name="Tabela2.B2" office:value-type="string">
            <text:p text:style-name="P3"><text:span text:style-name="T9">Descrição</text:span><text:span text:style-name="T12"/></text:p>
          </table:table-cell>
        </table:table-row>
        <table:table-row>
          <table:table-cell table:style-name="Tabela2.A2" office:value-type="string">
            <text:p text:style-name="P3"><text:span text:style-name="T3">CA-001</text:span><text:span text:style-name="T12"/></text:p>
          </table:table-cell>
          <table:table-cell table:style-name="Tabela2.B2" office:value-type="string">
            <text:p text:style-name="P4"><text:span text:style-name="T3">[Ex: Quando o usuário preencher todos os campos e clicar em “Cadastrar”, o sistema deve criar a conta.]</text:span><text:span text:style-name="T12"/></text:p>
          </table:table-cell>
        </table:table-row>
        <table:table-row>
          <table:table-cell table:style-name="Tabela2.A2" office:value-type="string">
            <text:p text:style-name="P3"><text:span text:style-name="T3">CA-002</text:span><text:span text:style-name="T12"/></text:p>
          </table:table-cell>
          <table:table-cell table:style-name="Tabela2.B2" office:value-type="string">
            <text:p text:style-name="P4"><text:span text:style-name="T3">[Ex: Se o e-mail já estiver cadastrado, uma mensagem de erro deve ser exibida.]</text:span><text:span text:style-name="T12"/></text:p>
          </table:table-cell>
        </table:table-row>
      </table:table>
      <text:p text:style-name="P2"><text:span text:style-name="T12"/></text:p>
      <text:p text:style-name="P2"><text:span text:style-name="T3">Além do documento, cada requisito será representado por um </text:span><text:span text:style-name="T9">cartão no quadro Kanban</text:span><text:span text:style-name="T3">, para facilitar o gerenciamento visual do backlog e o acompanhamento do progresso durante o desenvolvimento.</text:span></text:p>
      <text:h text:style-name="Heading_20_2" text:outline-level="2">Cadastro de usuário</text:h>
      <text:p text:style-name="P4"><text:span text:style-name="T12"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<text:span text:style-name="T9">ID do Requisito</text:span><text:span text:style-name="T12"/></text:p>
          </table:table-cell>
          <table:table-cell table:style-name="Tabela3.B1" office:value-type="string">
            <text:p text:style-name="P4"><text:span text:style-name="T3">RF-001</text:span><text:span text:style-name="T12"/></text:p>
          </table:table-cell>
        </table:table-row>
        <table:table-row>
          <table:table-cell table:style-name="Tabela3.A2" office:value-type="string">
            <text:p text:style-name="P3"><text:span text:style-name="T9">Prioridade</text:span><text:span text:style-name="T12"/></text:p>
          </table:table-cell>
          <table:table-cell table:style-name="Tabela3.B2" office:value-type="string">
            <text:p text:style-name="P2"><text:span text:style-name="T3">Alta</text:span><text:span text:style-name="T12"/></text:p>
          </table:table-cell>
        </table:table-row>
        <text:soft-page-break/>
        <table:table-row>
          <table:table-cell table:style-name="Tabela3.A2" office:value-type="string">
            <text:p text:style-name="P3"><text:span text:style-name="T9">História de Usuário </text:span><text:span text:style-name="T12"/></text:p>
          </table:table-cell>
          <table:table-cell table:style-name="Tabela3.B2" office:value-type="string">
            <text:p text:style-name="P2"><text:span text:style-name="T9">Como </text:span><text:span text:style-name="T3">visitante,<text:line-break/></text:span><text:span text:style-name="T9">Quero </text:span><text:span text:style-name="T3">poder criar uma conta,<text:line-break/></text:span><text:span text:style-name="T9">Para que </text:span><text:span text:style-name="T3">possa acessar as feiras.</text:span></text:p>
          </table:table-cell>
        </table:table-row>
        <table:table-row table:style-name="Tabela3.4">
          <table:table-cell table:style-name="Tabela3.A2" office:value-type="string">
            <text:p text:style-name="P3"><text:span text:style-name="T9">Justificativa</text:span><text:span text:style-name="T12"/></text:p>
          </table:table-cell>
          <table:table-cell table:style-name="Tabela3.B2" office:value-type="string">
            <text:p text:style-name="P2"><text:span text:style-name="T3">Um visitante novo pode querer criar uma conta para acessar o sistema e suas funcionalidades</text:span><text:span text:style-name="T12"/></text:p>
          </table:table-cell>
        </table:table-row>
        <table:table-row table:style-name="Tabela3.5">
          <table:table-cell table:style-name="Tabela3.B2" table:number-columns-spanned="2" office:value-type="string">
            <text:p text:style-name="P3"><text:span text:style-name="T9">Critérios de Aceitação</text:span><text:span text:style-name="T12"/></text:p>
          </table:table-cell>
          <table:covered-table-cell/>
        </table:table-row>
        <table:table-row>
          <table:table-cell table:style-name="Tabela3.A2" office:value-type="string">
            <text:p text:style-name="P3"><text:span text:style-name="T9">Nº </text:span><text:span text:style-name="T12"/></text:p>
          </table:table-cell>
          <table:table-cell table:style-name="Tabela3.B2" office:value-type="string">
            <text:p text:style-name="P3"><text:span text:style-name="T9">Descrição</text:span><text:span text:style-name="T12"/></text:p>
          </table:table-cell>
        </table:table-row>
        <table:table-row>
          <table:table-cell table:style-name="Tabela3.A2" office:value-type="string">
            <text:p text:style-name="P3"><text:span text:style-name="T3">CA-001</text:span><text:span text:style-name="T12"/></text:p>
          </table:table-cell>
          <table:table-cell table:style-name="Tabela3.B2" office:value-type="string">
            <text:p text:style-name="P4"><text:span text:style-name="T3">Quando o usuário preencher todos os campos e clicar em “Cadastrar”, o sistema deve criar a conta.</text:span><text:span text:style-name="T12"/></text:p>
          </table:table-cell>
        </table:table-row>
        <table:table-row>
          <table:table-cell table:style-name="Tabela3.A2" office:value-type="string">
            <text:p text:style-name="P3"><text:span text:style-name="T3">CA-002</text:span><text:span text:style-name="T12"/></text:p>
          </table:table-cell>
          <table:table-cell table:style-name="Tabela3.B2" office:value-type="string">
            <text:p text:style-name="P4"><text:span text:style-name="T3">Se o e-mail já estiver cadastrado, uma mensagem de erro deve ser exibida.</text:span><text:span text:style-name="T12"/></text:p>
          </table:table-cell>
        </table:table-row>
        <table:table-row>
          <table:table-cell table:style-name="Tabela3.A2" office:value-type="string">
            <text:p text:style-name="P3"><text:span text:style-name="T3">CA-003</text:span><text:span text:style-name="T12"/></text:p>
          </table:table-cell>
          <table:table-cell table:style-name="Tabela3.B2" office:value-type="string">
            <text:p text:style-name="P4"><text:span text:style-name="T3">A senha deve seguir comprimento mínimo, combinação de caracteres (letras maiúsculas, minúsculas, números e símbolos), para segurança.</text:span><text:span text:style-name="T12"/></text:p>
          </table:table-cell>
        </table:table-row>
      </table:table>
      <text:h text:style-name="Heading_20_2" text:outline-level="2">Criação de feira</text:h>
      <text:p text:style-name="P4"><text:span text:style-name="T12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"><text:span text:style-name="T9">ID do Requisito</text:span><text:span text:style-name="T12"/></text:p>
          </table:table-cell>
          <table:table-cell table:style-name="Tabela4.B1" office:value-type="string">
            <text:p text:style-name="P4"><text:span text:style-name="T3">RF-002</text:span><text:span text:style-name="T12"/></text:p>
          </table:table-cell>
        </table:table-row>
        <table:table-row>
          <table:table-cell table:style-name="Tabela4.A2" office:value-type="string">
            <text:p text:style-name="P3"><text:span text:style-name="T9">Prioridade</text:span><text:span text:style-name="T12"/></text:p>
          </table:table-cell>
          <table:table-cell table:style-name="Tabela4.B2" office:value-type="string">
            <text:p text:style-name="P2"><text:span text:style-name="T3">Alta</text:span><text:span text:style-name="T12"/></text:p>
          </table:table-cell>
        </table:table-row>
        <table:table-row>
          <table:table-cell table:style-name="Tabela4.A2" office:value-type="string">
            <text:p text:style-name="P3"><text:span text:style-name="T9">História de Usuário </text:span><text:span text:style-name="T12"/></text:p>
          </table:table-cell>
          <table:table-cell table:style-name="Tabela4.B2" office:value-type="string">
            <text:p text:style-name="P2"><text:span text:style-name="T9">Como </text:span><text:span text:style-name="T3">usuário logado,<text:line-break/></text:span><text:span text:style-name="T9">Quero </text:span><text:span text:style-name="T3">poder criar uma feira,<text:line-break/></text:span><text:span text:style-name="T9">Para que </text:span><text:span text:style-name="T3">outros usuários possam se inscrever como expositores.</text:span></text:p>
          </table:table-cell>
        </table:table-row>
        <table:table-row table:style-name="Tabela4.4">
          <table:table-cell table:style-name="Tabela4.A2" office:value-type="string">
            <text:p text:style-name="P3"><text:span text:style-name="T9">Justificativa</text:span><text:span text:style-name="T12"/></text:p>
          </table:table-cell>
          <table:table-cell table:style-name="Tabela4.B2" office:value-type="string">
            <text:p text:style-name="P2"><text:span text:style-name="T3">Um usuário pode desejar criar um evento (feira) para divulgar e expor s</text:span><text:span text:style-name="T4">eus produtos</text:span><text:span text:style-name="T3">, convidando ou permitindo a participação de outros expositores. </text:span></text:p>
          </table:table-cell>
        </table:table-row>
        <table:table-row table:style-name="Tabela4.5">
          <table:table-cell table:style-name="Tabela4.B2" table:number-columns-spanned="2" office:value-type="string">
            <text:p text:style-name="P3"><text:span text:style-name="T9">Critérios de Aceitação</text:span><text:span text:style-name="T12"/></text:p>
          </table:table-cell>
          <table:covered-table-cell/>
        </table:table-row>
        <table:table-row>
          <table:table-cell table:style-name="Tabela4.A2" office:value-type="string">
            <text:p text:style-name="P3"><text:span text:style-name="T9">Nº </text:span><text:span text:style-name="T12"/></text:p>
          </table:table-cell>
          <table:table-cell table:style-name="Tabela4.B2" office:value-type="string">
            <text:p text:style-name="P3"><text:span text:style-name="T9">Descrição</text:span><text:span text:style-name="T12"/></text:p>
          </table:table-cell>
        </table:table-row>
        <table:table-row>
          <table:table-cell table:style-name="Tabela4.A2" office:value-type="string">
            <text:p text:style-name="P3"><text:span text:style-name="T3">CA-001</text:span><text:span text:style-name="T12"/></text:p>
          </table:table-cell>
          <table:table-cell table:style-name="Tabela4.B2" office:value-type="string">
            <text:p text:style-name="P4"><text:span text:style-name="T3">Quando o usuário preencher todos os campos obrigatórios e clicar em 'Criar', o sistema deve salvar a feira e exibir uma confirmação de sucesso. </text:span><text:span text:style-name="T12"/></text:p>
          </table:table-cell>
        </table:table-row>
        <table:table-row>
          <table:table-cell table:style-name="Tabela4.A2" office:value-type="string">
            <text:p text:style-name="P3"><text:span text:style-name="T3">CA-002</text:span><text:span text:style-name="T12"/></text:p>
          </table:table-cell>
          <table:table-cell table:style-name="Tabela4.B2" office:value-type="string">
            <text:p text:style-name="P4"><text:span text:style-name="T3">Se já existir uma feira com o mesmo nome, data e local, o sistema deve impedir a criação e exibir uma mensagem informando que já existe uma feira cadastrada com essas informações. <text:s/></text:span><text:span text:style-name="T12"/></text:p>
          </table:table-cell>
        </table:table-row>
        <table:table-row>
          <table:table-cell table:style-name="Tabela4.A2" office:value-type="string">
            <text:p text:style-name="P3"><text:span text:style-name="T3">CA-003</text:span><text:span text:style-name="T12"/></text:p>
          </table:table-cell>
          <table:table-cell table:style-name="Tabela4.B2" office:value-type="string">
            <text:p text:style-name="P4"><text:span text:style-name="T3">Ao criar a feira, o usuário deve escolher entre dois modos de participação para expositores: (1) somente por convite ou (2) </text:span><text:soft-page-break/><text:span text:style-name="T3">mediante solicitação, com aprovação manual do organizador. </text:span><text:span text:style-name="T12"/></text:p>
          </table:table-cell>
        </table:table-row>
      </table:table>
      <text:p text:style-name="P4"><text:span text:style-name="T12"/></text:p>
      <text:h text:style-name="Heading_20_2" text:outline-level="2">Cadastro de produto</text:h>
      <text:p text:style-name="P4"><text:span text:style-name="T12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"><text:span text:style-name="T9">ID do Requisito</text:span><text:span text:style-name="T12"/></text:p>
          </table:table-cell>
          <table:table-cell table:style-name="Tabela5.B1" office:value-type="string">
            <text:p text:style-name="P4"><text:span text:style-name="T3">RF-003</text:span><text:span text:style-name="T12"/></text:p>
          </table:table-cell>
        </table:table-row>
        <table:table-row>
          <table:table-cell table:style-name="Tabela5.A2" office:value-type="string">
            <text:p text:style-name="P3"><text:span text:style-name="T9">Prioridade</text:span><text:span text:style-name="T12"/></text:p>
          </table:table-cell>
          <table:table-cell table:style-name="Tabela5.B2" office:value-type="string">
            <text:p text:style-name="P2"><text:span text:style-name="T3">Alta</text:span><text:span text:style-name="T12"/></text:p>
          </table:table-cell>
        </table:table-row>
        <table:table-row>
          <table:table-cell table:style-name="Tabela5.A2" office:value-type="string">
            <text:p text:style-name="P3"><text:span text:style-name="T9">História de Usuário </text:span><text:span text:style-name="T12"/></text:p>
          </table:table-cell>
          <table:table-cell table:style-name="Tabela5.B2" office:value-type="string">
            <text:p text:style-name="P2"><text:span text:style-name="T9">Como </text:span><text:span text:style-name="T3">usuário logado,<text:line-break/></text:span><text:span text:style-name="T9">Quero </text:span><text:span text:style-name="T3">poder cadastrar um produto<text:line-break/></text:span><text:span text:style-name="T9">Para que </text:span><text:span text:style-name="T3">possa o dispor em uma feira.</text:span></text:p>
          </table:table-cell>
        </table:table-row>
        <table:table-row table:style-name="Tabela5.4">
          <table:table-cell table:style-name="Tabela5.A2" office:value-type="string">
            <text:p text:style-name="P3"><text:span text:style-name="T9">Justificativa</text:span><text:span text:style-name="T12"/></text:p>
          </table:table-cell>
          <table:table-cell table:style-name="Tabela5.B2" office:value-type="string">
            <text:p text:style-name="P2"><text:span text:style-name="T3">Um expositor pode desejar criar um produto, permitindo divulgá-lo a outros usuários em uma feira a partir de sua adição em uma lista de produtos.</text:span><text:span text:style-name="T12"/></text:p>
          </table:table-cell>
        </table:table-row>
        <table:table-row table:style-name="Tabela5.5">
          <table:table-cell table:style-name="Tabela5.B2" table:number-columns-spanned="2" office:value-type="string">
            <text:p text:style-name="P3"><text:span text:style-name="T9">Critérios de Aceitação</text:span><text:span text:style-name="T12"/></text:p>
          </table:table-cell>
          <table:covered-table-cell/>
        </table:table-row>
        <table:table-row>
          <table:table-cell table:style-name="Tabela5.A2" office:value-type="string">
            <text:p text:style-name="P3"><text:span text:style-name="T9">Nº </text:span><text:span text:style-name="T12"/></text:p>
          </table:table-cell>
          <table:table-cell table:style-name="Tabela5.B2" office:value-type="string">
            <text:p text:style-name="P3"><text:span text:style-name="T9">Descrição</text:span><text:span text:style-name="T12"/></text:p>
          </table:table-cell>
        </table:table-row>
        <table:table-row>
          <table:table-cell table:style-name="Tabela5.A2" office:value-type="string">
            <text:p text:style-name="P3"><text:span text:style-name="T3">CA-001</text:span><text:span text:style-name="T12"/></text:p>
          </table:table-cell>
          <table:table-cell table:style-name="Tabela5.B2" office:value-type="string">
            <text:p text:style-name="P4"><text:span text:style-name="T3">Quando o usuário preencher todos os campos obrigatórios e clicar em 'Criar', o sistema deve salvar o produto e exibir uma confirmação de sucesso. </text:span><text:span text:style-name="T12"/></text:p>
          </table:table-cell>
        </table:table-row>
      </table:table>
      <text:p text:style-name="P4"><text:span text:style-name="T12"/></text:p>
      <text:h text:style-name="Heading_20_2" text:outline-level="2">Cadastro de lista de produtos</text:h>
      <text:p text:style-name="P4"><text:span text:style-name="T12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"><text:span text:style-name="T9">ID do Requisito</text:span><text:span text:style-name="T12"/></text:p>
          </table:table-cell>
          <table:table-cell table:style-name="Tabela6.B1" office:value-type="string">
            <text:p text:style-name="P4"><text:span text:style-name="T3">RF-004</text:span><text:span text:style-name="T12"/></text:p>
          </table:table-cell>
        </table:table-row>
        <table:table-row>
          <table:table-cell table:style-name="Tabela6.A2" office:value-type="string">
            <text:p text:style-name="P3"><text:span text:style-name="T9">Prioridade</text:span><text:span text:style-name="T12"/></text:p>
          </table:table-cell>
          <table:table-cell table:style-name="Tabela6.B2" office:value-type="string">
            <text:p text:style-name="P2"><text:span text:style-name="T3">Alta</text:span><text:span text:style-name="T12"/></text:p>
          </table:table-cell>
        </table:table-row>
        <table:table-row>
          <table:table-cell table:style-name="Tabela6.A2" office:value-type="string">
            <text:p text:style-name="P3"><text:span text:style-name="T9">História de Usuário </text:span><text:span text:style-name="T12"/></text:p>
          </table:table-cell>
          <table:table-cell table:style-name="Tabela6.B2" office:value-type="string">
            <text:p text:style-name="P2"><text:span text:style-name="T9">Como </text:span><text:span text:style-name="T3">usuário logado expositor,<text:line-break/></text:span><text:span text:style-name="T9">Quero </text:span><text:span text:style-name="T3">poder cadastrar uma lista de produtos<text:line-break/></text:span><text:span text:style-name="T9">Para que </text:span><text:span text:style-name="T3">possa os dispor em uma feira.</text:span></text:p>
          </table:table-cell>
        </table:table-row>
        <table:table-row table:style-name="Tabela6.4">
          <table:table-cell table:style-name="Tabela6.A2" office:value-type="string">
            <text:p text:style-name="P3"><text:span text:style-name="T9">Justificativa</text:span><text:span text:style-name="T12"/></text:p>
          </table:table-cell>
          <table:table-cell table:style-name="Tabela6.B2" office:value-type="string">
            <text:p text:style-name="P2"><text:span text:style-name="T3">Um expositor pode desejar criar uma lista de produtos para dispor seus produtos em uma feira.</text:span><text:span text:style-name="T12"/></text:p>
          </table:table-cell>
        </table:table-row>
        <table:table-row table:style-name="Tabela6.5">
          <table:table-cell table:style-name="Tabela6.B2" table:number-columns-spanned="2" office:value-type="string">
            <text:p text:style-name="P3"><text:span text:style-name="T9">Critérios de Aceitação</text:span><text:span text:style-name="T12"/></text:p>
          </table:table-cell>
          <table:covered-table-cell/>
        </table:table-row>
        <table:table-row>
          <table:table-cell table:style-name="Tabela6.A2" office:value-type="string">
            <text:p text:style-name="P3"><text:span text:style-name="T9">Nº </text:span><text:span text:style-name="T12"/></text:p>
          </table:table-cell>
          <table:table-cell table:style-name="Tabela6.B2" office:value-type="string">
            <text:p text:style-name="P3"><text:span text:style-name="T9">Descrição</text:span><text:span text:style-name="T12"/></text:p>
          </table:table-cell>
        </table:table-row>
        <table:table-row>
          <table:table-cell table:style-name="Tabela6.A2" office:value-type="string">
            <text:p text:style-name="P3"><text:span text:style-name="T3">CA-001</text:span><text:span text:style-name="T12"/></text:p>
          </table:table-cell>
          <table:table-cell table:style-name="Tabela6.B2" office:value-type="string">
            <text:p text:style-name="P4"><text:span text:style-name="T3">Quando o usuário preencher todos os campos obrigatórios e clicar em 'Criar', o sistema deve salvar a lista e exibir uma confirmação de </text:span><text:soft-page-break/><text:span text:style-name="T3">sucesso. </text:span><text:span text:style-name="T12"/></text:p>
          </table:table-cell>
        </table:table-row>
      </table:table>
      <text:p text:style-name="P4"><text:span text:style-name="T12"/></text:p>
      <text:h text:style-name="Heading_20_2" text:outline-level="2">Adquirir ingresso</text:h>
      <text:p text:style-name="P4"><text:span text:style-name="T12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"><text:span text:style-name="T9">ID do Requisito</text:span><text:span text:style-name="T12"/></text:p>
          </table:table-cell>
          <table:table-cell table:style-name="Tabela7.B1" office:value-type="string">
            <text:p text:style-name="P4"><text:span text:style-name="T3">RF-005</text:span><text:span text:style-name="T12"/></text:p>
          </table:table-cell>
        </table:table-row>
        <table:table-row>
          <table:table-cell table:style-name="Tabela7.A2" office:value-type="string">
            <text:p text:style-name="P3"><text:span text:style-name="T9">Prioridade</text:span><text:span text:style-name="T12"/></text:p>
          </table:table-cell>
          <table:table-cell table:style-name="Tabela7.B2" office:value-type="string">
            <text:p text:style-name="P2"><text:span text:style-name="T3">Alta</text:span><text:span text:style-name="T12"/></text:p>
          </table:table-cell>
        </table:table-row>
        <table:table-row>
          <table:table-cell table:style-name="Tabela7.A2" office:value-type="string">
            <text:p text:style-name="P3"><text:span text:style-name="T9">História de Usuário </text:span><text:span text:style-name="T12"/></text:p>
          </table:table-cell>
          <table:table-cell table:style-name="Tabela7.B2" office:value-type="string">
            <text:p text:style-name="P2"><text:span text:style-name="T9">Como </text:span><text:span text:style-name="T3">usuário logado,<text:line-break/></text:span><text:span text:style-name="T9">Quero </text:span><text:span text:style-name="T3">poder adquirir um ingresso<text:line-break/></text:span><text:span text:style-name="T9">Para que </text:span><text:span text:style-name="T3">possa acessar uma feira.</text:span></text:p>
          </table:table-cell>
        </table:table-row>
        <table:table-row table:style-name="Tabela7.4">
          <table:table-cell table:style-name="Tabela7.A2" office:value-type="string">
            <text:p text:style-name="P3"><text:span text:style-name="T9">Justificativa</text:span><text:span text:style-name="T12"/></text:p>
          </table:table-cell>
          <table:table-cell table:style-name="Tabela7.B2" office:value-type="string">
            <text:p text:style-name="P2"><text:span text:style-name="T3">Um usuário logado pode desejar participar de uma feira, adquirindo ingresso para uma data específica.</text:span><text:span text:style-name="T12"/></text:p>
          </table:table-cell>
        </table:table-row>
        <table:table-row table:style-name="Tabela7.5">
          <table:table-cell table:style-name="Tabela7.B2" table:number-columns-spanned="2" office:value-type="string">
            <text:p text:style-name="P3"><text:span text:style-name="T9">Critérios de Aceitação</text:span><text:span text:style-name="T12"/></text:p>
          </table:table-cell>
          <table:covered-table-cell/>
        </table:table-row>
        <table:table-row>
          <table:table-cell table:style-name="Tabela7.A2" office:value-type="string">
            <text:p text:style-name="P3"><text:span text:style-name="T9">Nº </text:span><text:span text:style-name="T12"/></text:p>
          </table:table-cell>
          <table:table-cell table:style-name="Tabela7.B2" office:value-type="string">
            <text:p text:style-name="P3"><text:span text:style-name="T9">Descrição</text:span><text:span text:style-name="T12"/></text:p>
          </table:table-cell>
        </table:table-row>
        <table:table-row>
          <table:table-cell table:style-name="Tabela7.A2" office:value-type="string">
            <text:p text:style-name="P9">CA-001</text:p>
            <text:p text:style-name="P3"><text:span text:style-name="T12"/></text:p>
          </table:table-cell>
          <table:table-cell table:style-name="Tabela7.B2" office:value-type="string">
            <text:p text:style-name="P4"><text:span text:style-name="T3">Quando o usuário preencher todos os campos obrigatórios e clicar em 'Criar', o sistema deve salvar o ingresso e exibir uma confirmação de sucesso. </text:span><text:span text:style-name="T12"/></text:p>
          </table:table-cell>
        </table:table-row>
        <table:table-row>
          <table:table-cell table:style-name="Tabela7.A2" office:value-type="string">
            <text:p text:style-name="P3"><text:span text:style-name="T3">CA-002</text:span><text:span text:style-name="T12"/></text:p>
          </table:table-cell>
          <table:table-cell table:style-name="Tabela7.B2" office:value-type="string">
            <text:p text:style-name="P4"><text:span text:style-name="T3">Ingressos corretamente preenchidos devem ser aprovados pelo organizador, sinalizando seu estado (em avaliação, apto ou inapto).</text:span><text:span text:style-name="T12"/></text:p>
          </table:table-cell>
        </table:table-row>
      </table:table>
      <text:p text:style-name="P4"><text:span text:style-name="T12"/></text:p>
      <text:p text:style-name="P4"><text:span text:style-name="T12"/></text:p>
      <text:p text:style-name="P24"><text:span text:style-name="T12"/></text:p>
      <text:h text:style-name="P10" text:outline-level="2">Listagem Pública de Feiras </text:h>
      <text:p text:style-name="P24"><text:span text:style-name="T12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6"><text:span text:style-name="T9">ID do Requisito</text:span></text:p>
          </table:table-cell>
          <table:table-cell table:style-name="Tabela8.B1" office:value-type="string">
            <text:p text:style-name="P24"><text:span text:style-name="T3">RF-00</text:span><text:span text:style-name="T5">6</text:span></text:p>
          </table:table-cell>
        </table:table-row>
        <table:table-row>
          <table:table-cell table:style-name="Tabela8.A2" office:value-type="string">
            <text:p text:style-name="P26"><text:span text:style-name="T9">Prioridade</text:span></text:p>
          </table:table-cell>
          <table:table-cell table:style-name="Tabela8.B2" office:value-type="string">
            <text:p text:style-name="P18"><text:span text:style-name="T3">Média </text:span></text:p>
          </table:table-cell>
        </table:table-row>
        <table:table-row>
          <table:table-cell table:style-name="Tabela8.A2" office:value-type="string">
            <text:p text:style-name="P26"><text:span text:style-name="T9">História de Usuário </text:span></text:p>
          </table:table-cell>
          <table:table-cell table:style-name="Tabela8.B2" office:value-type="string">
            <text:p text:style-name="P18"><text:span text:style-name="T9">Como </text:span><text:span text:style-name="T3">visitante não autenticado, <text:line-break/></text:span><text:span text:style-name="T9">Quero </text:span><text:span text:style-name="T3">listar todas as feiras disponíveis, <text:line-break/></text:span><text:span text:style-name="T9">Para que </text:span><text:span text:style-name="T3">eu possa escolher em qual evento me interessaria </text:span></text:p>
          </table:table-cell>
        </table:table-row>
        <table:table-row table:style-name="Tabela8.4">
          <table:table-cell table:style-name="Tabela8.A2" office:value-type="string">
            <text:p text:style-name="P26"><text:span text:style-name="T9">Justificativa</text:span></text:p>
          </table:table-cell>
          <table:table-cell table:style-name="Tabela8.B2" office:value-type="string">
            <text:p text:style-name="P18"><text:span text:style-name="T3">Acesso público à listagem de feiras estimula o engajamento de visitantes e possibilita que usuários decida</text:span><text:span text:style-name="T5">m</text:span><text:span text:style-name="T3"> se registrar para usufruir de funcionalidades adicionais. </text:span></text:p>
          </table:table-cell>
        </table:table-row>
        <text:soft-page-break/>
        <table:table-row table:style-name="Tabela8.5">
          <table:table-cell table:style-name="Tabela8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8.A2" office:value-type="string">
            <text:p text:style-name="P26"><text:span text:style-name="T9">Nº </text:span></text:p>
          </table:table-cell>
          <table:table-cell table:style-name="Tabela8.B2" office:value-type="string">
            <text:p text:style-name="P26"><text:span text:style-name="T9">Descrição</text:span></text:p>
          </table:table-cell>
        </table:table-row>
        <table:table-row>
          <table:table-cell table:style-name="Tabela8.A2" office:value-type="string">
            <text:p text:style-name="P14">CA-001</text:p>
            <text:p text:style-name="P26"><text:span text:style-name="T12"/></text:p>
          </table:table-cell>
          <table:table-cell table:style-name="Tabela8.B2" office:value-type="string">
            <text:p text:style-name="P24"><text:span text:style-name="T3">Ao acessar a página “Listar Feiras” sem estar autenticado, o sistema deve exibir todas as feiras cadastradas ordenadas pela data de início (mais próxima primeiro). </text:span></text:p>
          </table:table-cell>
        </table:table-row>
        <table:table-row>
          <table:table-cell table:style-name="Tabela8.A2" office:value-type="string">
            <text:p text:style-name="P26"><text:span text:style-name="T3">CA-002</text:span></text:p>
          </table:table-cell>
          <table:table-cell table:style-name="Tabela8.B2" office:value-type="string">
            <text:p text:style-name="P24"><text:span text:style-name="T3">Cada item da lista de feiras deve exibir: nome, data de início, data de término, cidade e estado. </text:span></text:p>
          </table:table-cell>
        </table:table-row>
        <table:table-row>
          <table:table-cell table:style-name="Tabela8.A9" office:value-type="string">
            <text:p text:style-name="P26"><text:span text:style-name="T3">CA-00</text:span><text:span text:style-name="T5">3</text:span></text:p>
          </table:table-cell>
          <table:table-cell table:style-name="Tabela8.B9" office:value-type="string">
            <text:p text:style-name="P24">Caso não existam feiras cadastradas, exibir mensagem “Nenhuma feira disponível no momento”. </text:p>
          </table:table-cell>
        </table:table-row>
        <table:table-row>
          <table:table-cell table:style-name="Tabela8.A9" office:value-type="string">
            <text:p text:style-name="P26"><text:span text:style-name="T3">CA-00</text:span><text:span text:style-name="T5">4</text:span></text:p>
          </table:table-cell>
          <table:table-cell table:style-name="Tabela8.B9" office:value-type="string">
            <text:p text:style-name="P24">O visitante deve poder filtrar feiras por cidade e/ou estado via campos de filtro. 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><text:span text:style-name="T12"/></text:p>
      <text:h text:style-name="P10" text:outline-level="2">Visualizar Detalhes de Feira </text:h>
      <text:p text:style-name="P24"><text:span text:style-name="T12"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6"><text:span text:style-name="T9">ID do Requisito</text:span></text:p>
          </table:table-cell>
          <table:table-cell table:style-name="Tabela9.B1" office:value-type="string">
            <text:p text:style-name="P24"><text:span text:style-name="T3">RF-00</text:span><text:span text:style-name="T5">7</text:span></text:p>
          </table:table-cell>
        </table:table-row>
        <table:table-row>
          <table:table-cell table:style-name="Tabela9.A2" office:value-type="string">
            <text:p text:style-name="P26"><text:span text:style-name="T9">Prioridade</text:span></text:p>
          </table:table-cell>
          <table:table-cell table:style-name="Tabela9.B2" office:value-type="string">
            <text:p text:style-name="P18"><text:span text:style-name="T3">Média </text:span></text:p>
          </table:table-cell>
        </table:table-row>
        <table:table-row>
          <table:table-cell table:style-name="Tabela9.A2" office:value-type="string">
            <text:p text:style-name="P26"><text:span text:style-name="T9">História de Usuário </text:span></text:p>
          </table:table-cell>
          <table:table-cell table:style-name="Tabela9.B2" office:value-type="string">
            <text:p text:style-name="P18"><text:span text:style-name="T10">Como</text:span><text:span text:style-name="T3"> visitante não autenticado,<text:line-break/></text:span><text:span text:style-name="T10">Quero </text:span><text:span text:style-name="T3">visualizar os detalhes de uma feira específica,<text:line-break/></text:span><text:span text:style-name="T10">Para que</text:span><text:span text:style-name="T3"> eu possa conhecer todas as informações (descrição, local, datas, expositores) antes de decidir interagir ou me cadastrar. </text:span></text:p>
          </table:table-cell>
        </table:table-row>
        <table:table-row table:style-name="Tabela9.4">
          <table:table-cell table:style-name="Tabela9.A2" office:value-type="string">
            <text:p text:style-name="P26"><text:span text:style-name="T9">Justificativa</text:span></text:p>
          </table:table-cell>
          <table:table-cell table:style-name="Tabela9.B2" office:value-type="string">
            <text:p text:style-name="P18"><text:span text:style-name="T3">Exibir detalhes completos de cada feira publica transparência e incentiva a participação de visitantes e expositores. </text:span></text:p>
          </table:table-cell>
        </table:table-row>
        <table:table-row table:style-name="Tabela9.5">
          <table:table-cell table:style-name="Tabela9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9.A2" office:value-type="string">
            <text:p text:style-name="P26"><text:span text:style-name="T9">Nº </text:span></text:p>
          </table:table-cell>
          <table:table-cell table:style-name="Tabela9.B2" office:value-type="string">
            <text:p text:style-name="P26"><text:span text:style-name="T9">Descrição</text:span></text:p>
          </table:table-cell>
        </table:table-row>
        <table:table-row>
          <table:table-cell table:style-name="Tabela9.A2" office:value-type="string">
            <text:p text:style-name="P14">CA-001</text:p>
            <text:p text:style-name="P26"><text:span text:style-name="T12"/></text:p>
          </table:table-cell>
          <table:table-cell table:style-name="Tabela9.B2" office:value-type="string">
            <text:p text:style-name="P24"><text:span text:style-name="T3">Ao clicar em uma feira na lista, o sistema deve apresentar página com: nome, descrição completa, data de início, data de término, local, cidade, estado e lista resumida de expositores vinculados (nome do expositor). </text:span></text:p>
          </table:table-cell>
        </table:table-row>
        <table:table-row>
          <table:table-cell table:style-name="Tabela9.A8" office:value-type="string">
            <text:p text:style-name="P26"><text:span text:style-name="T3">CA-002</text:span></text:p>
          </table:table-cell>
          <table:table-cell table:style-name="Tabela9.B8" office:value-type="string">
            <text:p text:style-name="P24"><text:span text:style-name="T3">Na seção “Expositores”, cada expositor deve aparecer como link para visualizar seus detalhes. </text:span></text:p>
          </table:table-cell>
        </table:table-row>
        <text:soft-page-break/>
        <table:table-row>
          <table:table-cell table:style-name="Tabela9.A8" office:value-type="string">
            <text:p text:style-name="P14">CA-00<text:span text:style-name="T13">3</text:span></text:p>
            <text:p text:style-name="P26"><text:span text:style-name="T12"/></text:p>
          </table:table-cell>
          <table:table-cell table:style-name="Tabela9.B8" office:value-type="string">
            <text:p text:style-name="P24"><text:span text:style-name="T3">Caso a feira não exista ou tenha sido excluída, exibir mensagem “Feira não encontrada”. </text:span></text:p>
          </table:table-cell>
        </table:table-row>
        <table:table-row>
          <table:table-cell table:style-name="Tabela9.A2" office:value-type="string">
            <text:p text:style-name="P26"><text:span text:style-name="T3">CA-00</text:span><text:span text:style-name="T5">4</text:span></text:p>
          </table:table-cell>
          <table:table-cell table:style-name="Tabela9.B2" office:value-type="string">
            <text:p text:style-name="P24"><text:span text:style-name="T3">Se o usuário autenticado for o criador da feira, exibir botões “Editar” e “Excluir” no topo da página. </text:span>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><text:span text:style-name="T12"/></text:p>
      <text:h text:style-name="P10" text:outline-level="2">Listar Expositores de Feira </text:h>
      <text:p text:style-name="P24"><text:span text:style-name="T12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6"><text:span text:style-name="T9">ID do Requisito</text:span></text:p>
          </table:table-cell>
          <table:table-cell table:style-name="Tabela10.B1" office:value-type="string">
            <text:p text:style-name="P24"><text:span text:style-name="T3">RF-00</text:span><text:span text:style-name="T5">8</text:span></text:p>
          </table:table-cell>
        </table:table-row>
        <table:table-row>
          <table:table-cell table:style-name="Tabela10.A2" office:value-type="string">
            <text:p text:style-name="P26"><text:span text:style-name="T9">Prioridade</text:span></text:p>
          </table:table-cell>
          <table:table-cell table:style-name="Tabela10.B2" office:value-type="string">
            <text:p text:style-name="P18"><text:span text:style-name="T3">Média </text:span></text:p>
          </table:table-cell>
        </table:table-row>
        <table:table-row>
          <table:table-cell table:style-name="Tabela10.A2" office:value-type="string">
            <text:p text:style-name="P26"><text:span text:style-name="T9">História de Usuário </text:span></text:p>
          </table:table-cell>
          <table:table-cell table:style-name="Tabela10.B2" office:value-type="string">
            <text:p text:style-name="P18"><text:span text:style-name="T10">Como</text:span><text:span text:style-name="T3"> visitante não autenticado,<text:line-break/></text:span><text:span text:style-name="T10">Quero</text:span><text:span text:style-name="T3"> listar os expositores de uma feira,<text:line-break/></text:span><text:span text:style-name="T10">Para que</text:span><text:span text:style-name="T3"> eu possa conhecer quais empresas ou empreendedores participarão e que produtos podem oferecer. </text:span></text:p>
          </table:table-cell>
        </table:table-row>
        <table:table-row table:style-name="Tabela10.4">
          <table:table-cell table:style-name="Tabela10.A2" office:value-type="string">
            <text:p text:style-name="P26"><text:span text:style-name="T9">Justificativa</text:span></text:p>
          </table:table-cell>
          <table:table-cell table:style-name="Tabela10.B2" office:value-type="string">
            <text:p text:style-name="P18"><text:span text:style-name="T3">A divulgação dos expositores abre oportunidade para que visitantes entendam o escopo da feira e possíveis negócios que podem </text:span><text:span text:style-name="T6">ocorrer.</text:span></text:p>
          </table:table-cell>
        </table:table-row>
        <table:table-row table:style-name="Tabela10.5">
          <table:table-cell table:style-name="Tabela10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10.A2" office:value-type="string">
            <text:p text:style-name="P26"><text:span text:style-name="T9">Nº </text:span></text:p>
          </table:table-cell>
          <table:table-cell table:style-name="Tabela10.B2" office:value-type="string">
            <text:p text:style-name="P26"><text:span text:style-name="T9">Descrição</text:span></text:p>
          </table:table-cell>
        </table:table-row>
        <table:table-row>
          <table:table-cell table:style-name="Tabela10.A2" office:value-type="string">
            <text:p text:style-name="P14">CA-001</text:p>
            <text:p text:style-name="P26"><text:span text:style-name="T12"/></text:p>
          </table:table-cell>
          <table:table-cell table:style-name="Tabela10.B2" office:value-type="string">
            <text:p text:style-name="P24"><text:span text:style-name="T3">Na página de detalhes da feira, ao clicar em “Ver Expositores”, o sistema deve exibir lista completa de expositores vinculados a essa feira, mostrando nome, descrição resumida e contato. </text:span></text:p>
          </table:table-cell>
        </table:table-row>
        <table:table-row>
          <table:table-cell table:style-name="Tabela10.A2" office:value-type="string">
            <text:p text:style-name="P26"><text:span text:style-name="T3">CA-002</text:span></text:p>
          </table:table-cell>
          <table:table-cell table:style-name="Tabela10.B2" office:value-type="string">
            <text:p text:style-name="P24"><text:span text:style-name="T3">Cada expositor listado deve ser linkável para a página de detalhes do expositor. </text:span>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><text:span text:style-name="T12"/></text:p>
      <text:h text:style-name="P10" text:outline-level="2">Cadastro de Lista de Produtos </text:h>
      <text:p text:style-name="P24"><text:span text:style-name="T12"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6"><text:span text:style-name="T9">ID do Requisito</text:span></text:p>
          </table:table-cell>
          <table:table-cell table:style-name="Tabela11.B1" office:value-type="string">
            <text:p text:style-name="P24"><text:span text:style-name="T3">RF-00</text:span><text:span text:style-name="T7">9</text:span></text:p>
          </table:table-cell>
        </table:table-row>
        <text:soft-page-break/>
        <table:table-row>
          <table:table-cell table:style-name="Tabela11.A2" office:value-type="string">
            <text:p text:style-name="P26"><text:span text:style-name="T9">Prioridade</text:span></text:p>
          </table:table-cell>
          <table:table-cell table:style-name="Tabela11.B2" office:value-type="string">
            <text:p text:style-name="P18"><text:span text:style-name="T3">Média</text:span></text:p>
          </table:table-cell>
        </table:table-row>
        <table:table-row>
          <table:table-cell table:style-name="Tabela11.A2" office:value-type="string">
            <text:p text:style-name="P26"><text:span text:style-name="T9">História de Usuário </text:span></text:p>
          </table:table-cell>
          <table:table-cell table:style-name="Tabela11.B2" office:value-type="string">
            <text:p text:style-name="P18"><text:span text:style-name="T10">Como</text:span><text:span text:style-name="T3"> expositor autenticado,<text:line-break/></text:span><text:span text:style-name="T10">Quero criar</text:span><text:span text:style-name="T3"> uma lista de produtos associada ao meu estande,<text:line-break/></text:span><text:span text:style-name="T10">Para</text:span><text:span text:style-name="T3"> organizar melhor os itens que apresentarei na feira. </text:span></text:p>
          </table:table-cell>
        </table:table-row>
        <table:table-row table:style-name="Tabela11.4">
          <table:table-cell table:style-name="Tabela11.A2" office:value-type="string">
            <text:p text:style-name="P26"><text:span text:style-name="T9">Justificativa</text:span></text:p>
          </table:table-cell>
          <table:table-cell table:style-name="Tabela11.B2" office:value-type="string">
            <text:p text:style-name="P18"><text:span text:style-name="T3">Agrupar produtos em uma “lista” facilita a navegação e a gestão do catálogo do expositor, permitindo que ele adicione, remova ou edite produtos a partir de um agrupamento lógico de itens. </text:span></text:p>
          </table:table-cell>
        </table:table-row>
        <table:table-row table:style-name="Tabela11.5">
          <table:table-cell table:style-name="Tabela11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11.A2" office:value-type="string">
            <text:p text:style-name="P26"><text:span text:style-name="T9">Nº </text:span></text:p>
          </table:table-cell>
          <table:table-cell table:style-name="Tabela11.B2" office:value-type="string">
            <text:p text:style-name="P26"><text:span text:style-name="T9">Descrição</text:span></text:p>
          </table:table-cell>
        </table:table-row>
        <table:table-row>
          <table:table-cell table:style-name="Tabela11.A2" office:value-type="string">
            <text:p text:style-name="P14">CA-001</text:p>
            <text:p text:style-name="P26"><text:span text:style-name="T12"/></text:p>
          </table:table-cell>
          <table:table-cell table:style-name="Tabela11.B2" office:value-type="string">
            <text:p text:style-name="P24"><text:span text:style-name="T3">Na seção “Minhas Listas de Produtos”, ao clicar em “Criar Nova Lista”, o sistema deve exibir campos obrigatórios: nome da lista (texto), descrição resumida (texto). </text:span></text:p>
          </table:table-cell>
        </table:table-row>
        <table:table-row>
          <table:table-cell table:style-name="Tabela11.A2" office:value-type="string">
            <text:p text:style-name="P26"><text:span text:style-name="T3">CA-002</text:span></text:p>
          </table:table-cell>
          <table:table-cell table:style-name="Tabela11.B2" office:value-type="string">
            <text:p text:style-name="P24"><text:span text:style-name="T3">Ao preencher todos os campos e clicar em “Salvar”, o sistema deve persistir a nova lista, vinculá-la ao expositor logado e exibir “Lista de produtos criada com sucesso”. </text:span>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><text:span text:style-name="T12"/></text:p>
      <text:h text:style-name="P10" text:outline-level="2">Visualizar Detalhes de Produto </text:h>
      <text:p text:style-name="P24"><text:span text:style-name="T12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6"><text:span text:style-name="T9">ID do Requisito</text:span></text:p>
          </table:table-cell>
          <table:table-cell table:style-name="Tabela12.B1" office:value-type="string">
            <text:p text:style-name="P24"><text:span text:style-name="T3">RF-0</text:span><text:span text:style-name="T8">10</text:span></text:p>
          </table:table-cell>
        </table:table-row>
        <table:table-row>
          <table:table-cell table:style-name="Tabela12.A2" office:value-type="string">
            <text:p text:style-name="P26"><text:span text:style-name="T9">Prioridade</text:span></text:p>
          </table:table-cell>
          <table:table-cell table:style-name="Tabela12.B2" office:value-type="string">
            <text:p text:style-name="P18"><text:span text:style-name="T3">Média </text:span></text:p>
          </table:table-cell>
        </table:table-row>
        <table:table-row>
          <table:table-cell table:style-name="Tabela12.A2" office:value-type="string">
            <text:p text:style-name="P26"><text:span text:style-name="T9">História de Usuário </text:span></text:p>
          </table:table-cell>
          <table:table-cell table:style-name="Tabela12.B2" office:value-type="string">
            <text:p text:style-name="P18"><text:span text:style-name="T10">Como</text:span><text:span text:style-name="T3"> visitante não autenticado,<text:line-break/></text:span><text:span text:style-name="T10">Quero</text:span><text:span text:style-name="T3"> visualizar as informações completas de um produto (nome, descrição e preço),<text:line-break/></text:span><text:span text:style-name="T10">Para</text:span><text:span text:style-name="T3"> </text:span><text:span text:style-name="T10">que</text:span><text:span text:style-name="T3"> eu possa saber exatamente o que está sendo oferecido antes de entrar em contato ou visitar o estande. </text:span></text:p>
          </table:table-cell>
        </table:table-row>
        <table:table-row table:style-name="Tabela12.4">
          <table:table-cell table:style-name="Tabela12.A2" office:value-type="string">
            <text:p text:style-name="P26"><text:span text:style-name="T9">Justificativa</text:span></text:p>
          </table:table-cell>
          <table:table-cell table:style-name="Tabela12.B2" office:value-type="string">
            <text:p text:style-name="P19"><text:span text:style-name="T3">Dar ao visitante detalhes abrangentes de cada produto aumenta o interesse, melhora a experiência de navegação e reduz dúvidas sobre o que será apresentado na feira. </text:span></text:p>
          </table:table-cell>
        </table:table-row>
        <table:table-row table:style-name="Tabela12.5">
          <table:table-cell table:style-name="Tabela12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12.A2" office:value-type="string">
            <text:p text:style-name="P26"><text:span text:style-name="T9">Nº </text:span></text:p>
          </table:table-cell>
          <table:table-cell table:style-name="Tabela12.B2" office:value-type="string">
            <text:p text:style-name="P26"><text:span text:style-name="T9">Descrição</text:span></text:p>
          </table:table-cell>
        </table:table-row>
        <text:soft-page-break/>
        <table:table-row>
          <table:table-cell table:style-name="Tabela12.A2" office:value-type="string">
            <text:p text:style-name="P14">CA-001</text:p>
            <text:p text:style-name="P26"><text:span text:style-name="T12"/></text:p>
          </table:table-cell>
          <table:table-cell table:style-name="Tabela12.B2" office:value-type="string">
            <text:p text:style-name="P24"><text:span text:style-name="T3">Ao clicar em um produto na lista de “Listar Produtos de Expositor”, o sistema deve exibir página com: nome do produto, descrição completa e preço formatado (com duas casas decimais). </text:span></text:p>
          </table:table-cell>
        </table:table-row>
        <table:table-row>
          <table:table-cell table:style-name="Tabela12.A2" office:value-type="string">
            <text:p text:style-name="P26"><text:span text:style-name="T3">CA-002</text:span></text:p>
          </table:table-cell>
          <table:table-cell table:style-name="Tabela12.B2" office:value-type="string">
            <text:p text:style-name="P24"><text:span text:style-name="T3">Se o produto não existir ou não estiver vinculado ao expositor/feira, exibir mensagem “Produto não encontrado para este expositor/feira”. </text:span></text:p>
          </table:table-cell>
        </table:table-row>
        <table:table-row>
          <table:table-cell table:style-name="Tabela12.A9" office:value-type="string">
            <text:p text:style-name="P27"><text:span text:style-name="T3">CA-00</text:span><text:span text:style-name="T8">3</text:span></text:p>
          </table:table-cell>
          <table:table-cell table:style-name="Tabela12.B9" office:value-type="string">
            <text:p text:style-name="P24">Se o usuário autenticado for o criador do produto, exibir, no topo da página, botões “Editar Produto” e “Excluir Produto”. 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><text:span text:style-name="T12"/></text:p>
      <text:h text:style-name="P10" text:outline-level="2">Editar Feira </text:h>
      <text:p text:style-name="P24"><text:span text:style-name="T12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6"><text:span text:style-name="T9">ID do Requisito</text:span></text:p>
          </table:table-cell>
          <table:table-cell table:style-name="Tabela13.B1" office:value-type="string">
            <text:p text:style-name="P24"><text:span text:style-name="T3">RF-0</text:span><text:span text:style-name="T8">11</text:span></text:p>
          </table:table-cell>
        </table:table-row>
        <table:table-row>
          <table:table-cell table:style-name="Tabela13.A2" office:value-type="string">
            <text:p text:style-name="P26"><text:span text:style-name="T9">Prioridade</text:span></text:p>
          </table:table-cell>
          <table:table-cell table:style-name="Tabela13.B2" office:value-type="string">
            <text:p text:style-name="P18"><text:span text:style-name="T3">Alta</text:span></text:p>
          </table:table-cell>
        </table:table-row>
        <table:table-row>
          <table:table-cell table:style-name="Tabela13.A2" office:value-type="string">
            <text:p text:style-name="P26"><text:span text:style-name="T9">História de Usuário </text:span></text:p>
          </table:table-cell>
          <table:table-cell table:style-name="Tabela13.B2" office:value-type="string">
            <text:p text:style-name="P18"><text:span text:style-name="T10">Como</text:span><text:span text:style-name="T3"> organizador (criador) de feira,<text:line-break/></text:span><text:span text:style-name="T10">Quero</text:span><text:span text:style-name="T3"> editar as informações de uma feira que já cadastrei,<text:line-break/></text:span><text:span text:style-name="T10">Para</text:span><text:span text:style-name="T3"> manter descrições, datas e local sempre atualizados caso haja alterações. </text:span></text:p>
          </table:table-cell>
        </table:table-row>
        <table:table-row table:style-name="Tabela13.4">
          <table:table-cell table:style-name="Tabela13.A2" office:value-type="string">
            <text:p text:style-name="P26"><text:span text:style-name="T9">Justificativa</text:span></text:p>
          </table:table-cell>
          <table:table-cell table:style-name="Tabela13.B2" office:value-type="string">
            <text:p text:style-name="P18"><text:span text:style-name="T3">Permitindo a edição, o organizador corrige informações incorretas ou ajusta dados (por exemplo, mudança de local ou de datas) sem precisar excluir e recriar o evento. </text:span></text:p>
          </table:table-cell>
        </table:table-row>
        <table:table-row table:style-name="Tabela13.5">
          <table:table-cell table:style-name="Tabela13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13.A2" office:value-type="string">
            <text:p text:style-name="P26"><text:span text:style-name="T9">Nº </text:span></text:p>
          </table:table-cell>
          <table:table-cell table:style-name="Tabela13.B2" office:value-type="string">
            <text:p text:style-name="P26"><text:span text:style-name="T9">Descrição</text:span></text:p>
          </table:table-cell>
        </table:table-row>
        <table:table-row>
          <table:table-cell table:style-name="Tabela13.A2" office:value-type="string">
            <text:p text:style-name="P14">CA-001</text:p>
            <text:p text:style-name="P26"><text:span text:style-name="T12"/></text:p>
          </table:table-cell>
          <table:table-cell table:style-name="Tabela13.B2" office:value-type="string">
            <text:p text:style-name="P24"><text:span text:style-name="T3">Ao acessar a página de detalhes de uma feira (como criador), deve aparecer botão “Editar Feira”. </text:span></text:p>
          </table:table-cell>
        </table:table-row>
        <table:table-row>
          <table:table-cell table:style-name="Tabela13.A2" office:value-type="string">
            <text:p text:style-name="P26"><text:span text:style-name="T3">CA-002</text:span></text:p>
          </table:table-cell>
          <table:table-cell table:style-name="Tabela13.B2" office:value-type="string">
            <text:p text:style-name="P24"><text:span text:style-name="T3">Ao clicar em “Editar Feira”, o sistema deve exibir formulário pré-preenchido com todos os campos (nome, descrição, data de início, data de término, local, cidade e estado). </text:span></text:p>
          </table:table-cell>
        </table:table-row>
        <table:table-row>
          <table:table-cell table:style-name="Tabela13.A9" office:value-type="string">
            <text:p text:style-name="P27"><text:span text:style-name="T3">CA-00</text:span><text:span text:style-name="T8">3</text:span> </text:p>
          </table:table-cell>
          <table:table-cell table:style-name="Tabela13.B9" office:value-type="string">
            <text:p text:style-name="P25"><text:span text:style-name="T3">Quando o usuário alterar dados válidos nos campos obrigatórios e clicar em “Salvar”, o sistema deve persistir as alterações e exibir a mensagem “Feira atualizada com sucesso”. </text:span></text:p>
          </table:table-cell>
        </table:table-row>
        <table:table-row>
          <table:table-cell table:style-name="Tabela13.A9" office:value-type="string">
            <text:p text:style-name="P27"><text:span text:style-name="T3">CA-00</text:span><text:span text:style-name="T8">4</text:span> </text:p>
          </table:table-cell>
          <table:table-cell table:style-name="Tabela13.B9" office:value-type="string">
            <text:p text:style-name="P25"><text:span text:style-name="T3">Se houver conflito (ou seja, já existe outra feira cadastrada com mesmo nome, datas e local), impedir alteração e exibir “Já existe uma feira cadastrada com estas informações”. </text:span></text:p>
          </table:table-cell>
        </table:table-row>
        <text:soft-page-break/>
        <table:table-row>
          <table:table-cell table:style-name="Tabela13.A9" office:value-type="string">
            <text:p text:style-name="P27"><text:span text:style-name="T3">CA-00</text:span><text:span text:style-name="T8">5</text:span></text:p>
          </table:table-cell>
          <table:table-cell table:style-name="Tabela13.B9" office:value-type="string">
            <text:p text:style-name="P25"><text:span text:style-name="T3">Se outro usuário (não criador da feira) tentar acessar “Editar Feira” diretamente (via URL ou link), exibir “Você não tem permissão para editar esta feira”.</text:span>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><text:span text:style-name="T12"/></text:p>
      <text:h text:style-name="P10" text:outline-level="2">Excluir Feira </text:h>
      <text:p text:style-name="P24"><text:span text:style-name="T12"/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6"><text:span text:style-name="T9">ID do Requisito</text:span></text:p>
          </table:table-cell>
          <table:table-cell table:style-name="Tabela14.B1" office:value-type="string">
            <text:p text:style-name="P24"><text:span text:style-name="T3">RF-0</text:span><text:span text:style-name="T8">12</text:span></text:p>
          </table:table-cell>
        </table:table-row>
        <table:table-row>
          <table:table-cell table:style-name="Tabela14.A2" office:value-type="string">
            <text:p text:style-name="P26"><text:span text:style-name="T9">Prioridade</text:span></text:p>
          </table:table-cell>
          <table:table-cell table:style-name="Tabela14.B2" office:value-type="string">
            <text:p text:style-name="P18"><text:span text:style-name="T3">Alta</text:span></text:p>
          </table:table-cell>
        </table:table-row>
        <table:table-row>
          <table:table-cell table:style-name="Tabela14.A2" office:value-type="string">
            <text:p text:style-name="P26"><text:span text:style-name="T9">História de Usuário </text:span></text:p>
          </table:table-cell>
          <table:table-cell table:style-name="Tabela14.B2" office:value-type="string">
            <text:p text:style-name="P18"><text:span text:style-name="T10">Como</text:span><text:span text:style-name="T3"> organizador (criador) de feira,<text:line-break/></text:span><text:span text:style-name="T10">Quero</text:span><text:span text:style-name="T3"> excluir uma feira que cadastrei,<text:line-break/></text:span><text:span text:style-name="T10">Para</text:span><text:span text:style-name="T3"> removê-la do sistema caso o evento seja cancelado ou concluído e não deva mais aparecer publicamente. </text:span></text:p>
          </table:table-cell>
        </table:table-row>
        <table:table-row table:style-name="Tabela14.4">
          <table:table-cell table:style-name="Tabela14.A2" office:value-type="string">
            <text:p text:style-name="P26"><text:span text:style-name="T9">Justificativa</text:span></text:p>
          </table:table-cell>
          <table:table-cell table:style-name="Tabela14.B2" office:value-type="string">
            <text:p text:style-name="P28"><text:span text:style-name="T3">Necessário evitar dados obsoletos e manter o catálogo apenas com eventos ativos; se a feira for cancelada ou encerrada, o organizador pode removê-la sem manter registros indefinidamente.</text:span></text:p>
          </table:table-cell>
        </table:table-row>
        <table:table-row table:style-name="Tabela14.5">
          <table:table-cell table:style-name="Tabela14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14.A2" office:value-type="string">
            <text:p text:style-name="P26"><text:span text:style-name="T9">Nº </text:span></text:p>
          </table:table-cell>
          <table:table-cell table:style-name="Tabela14.B2" office:value-type="string">
            <text:p text:style-name="P26"><text:span text:style-name="T9">Descrição</text:span></text:p>
          </table:table-cell>
        </table:table-row>
        <table:table-row>
          <table:table-cell table:style-name="Tabela14.A2" office:value-type="string">
            <text:p text:style-name="P14">CA-001</text:p>
            <text:p text:style-name="P26"><text:span text:style-name="T12"/></text:p>
          </table:table-cell>
          <table:table-cell table:style-name="Tabela14.B2" office:value-type="string">
            <text:p text:style-name="P24"><text:span text:style-name="T3">Na página de detalhes da feira (para o criador), exibir botão “Excluir Feira”. </text:span></text:p>
          </table:table-cell>
        </table:table-row>
        <table:table-row>
          <table:table-cell table:style-name="Tabela14.A2" office:value-type="string">
            <text:p text:style-name="P26"><text:span text:style-name="T3">CA-002</text:span></text:p>
          </table:table-cell>
          <table:table-cell table:style-name="Tabela14.B2" office:value-type="string">
            <text:p text:style-name="P24"><text:span text:style-name="T3">Ao clicar em “Excluir Feira”, verificar se não existem expositores vinculados àquela feira; se houver ao menos um expositor, exibir “Não é possível excluir feira com expositores vinculados”. </text:span></text:p>
          </table:table-cell>
        </table:table-row>
        <table:table-row>
          <table:table-cell table:style-name="Tabela14.A9" office:value-type="string">
            <text:p text:style-name="P27"><text:span text:style-name="T3">CA-003 </text:span></text:p>
          </table:table-cell>
          <table:table-cell table:style-name="Tabela14.B9" office:value-type="string">
            <text:p text:style-name="P25"><text:span text:style-name="T3">Se não houver dependências, exibir modal de confirmação “Deseja realmente excluir esta feira?” com botões “Confirmar” e “Cancelar”. </text:span></text:p>
          </table:table-cell>
        </table:table-row>
        <table:table-row>
          <table:table-cell table:style-name="Tabela14.A9" office:value-type="string">
            <text:p text:style-name="P27"><text:span text:style-name="T3">CA-004 </text:span></text:p>
          </table:table-cell>
          <table:table-cell table:style-name="Tabela14.B9" office:value-type="string">
            <text:p text:style-name="P25"><text:span text:style-name="T3">Se o organizador confirmar, remover a feira, todos os convites/solicitações de expositor e ingressos associados, e redirecionar para “Listar Feiras” com mensagem “Feira excluída com sucesso”. </text:span></text:p>
          </table:table-cell>
        </table:table-row>
        <table:table-row>
          <table:table-cell table:style-name="Tabela14.A9" office:value-type="string">
            <text:p text:style-name="P27"><text:span text:style-name="T3">CA-005 </text:span></text:p>
          </table:table-cell>
          <table:table-cell table:style-name="Tabela14.B9" office:value-type="string">
            <text:p text:style-name="P25"><text:span text:style-name="T3">Se outro usuário (não criador da feira) tentar acessar “Excluir Feira” via URL ou botão oculto, exibir “Você não tem permissão para excluir esta feira”.</text:span></text:p>
          </table:table-cell>
        </table:table-row>
      </table:table>
      <text:p text:style-name="P24"><text:span text:style-name="T12"/></text:p>
      <text:p text:style-name="P24"><text:soft-page-break/><text:span text:style-name="T12"/></text:p>
      <text:p text:style-name="P24"><text:span text:style-name="T12"/></text:p>
      <text:h text:style-name="P10" text:outline-level="2">Excluir Expositor </text:h>
      <text:p text:style-name="P24"><text:span text:style-name="T12"/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6"><text:span text:style-name="T9">ID do Requisito</text:span></text:p>
          </table:table-cell>
          <table:table-cell table:style-name="Tabela15.B1" office:value-type="string">
            <text:p text:style-name="P24"><text:span text:style-name="T3">RF-0</text:span><text:span text:style-name="T8">13</text:span></text:p>
          </table:table-cell>
        </table:table-row>
        <table:table-row>
          <table:table-cell table:style-name="Tabela15.A2" office:value-type="string">
            <text:p text:style-name="P26"><text:span text:style-name="T9">Prioridade</text:span></text:p>
          </table:table-cell>
          <table:table-cell table:style-name="Tabela15.B2" office:value-type="string">
            <text:p text:style-name="P18"><text:span text:style-name="T3">Média </text:span></text:p>
          </table:table-cell>
        </table:table-row>
        <table:table-row>
          <table:table-cell table:style-name="Tabela15.A2" office:value-type="string">
            <text:p text:style-name="P26"><text:span text:style-name="T9">História de Usuário </text:span></text:p>
          </table:table-cell>
          <table:table-cell table:style-name="Tabela15.B2" office:value-type="string">
            <text:p text:style-name="P18"><text:span text:style-name="T10">Como</text:span><text:span text:style-name="T3"> organizador (criador) de feira,<text:line-break/></text:span><text:span text:style-name="T10">Quero</text:span><text:span text:style-name="T3"> excluir um expositor que cadastrei,<text:line-break/></text:span><text:span text:style-name="T10">Para</text:span><text:span text:style-name="T3"> remover do evento expositores que desistiram ou não participarão mais. </text:span></text:p>
          </table:table-cell>
        </table:table-row>
        <table:table-row table:style-name="Tabela15.4">
          <table:table-cell table:style-name="Tabela15.A2" office:value-type="string">
            <text:p text:style-name="P26"><text:span text:style-name="T9">Justificativa</text:span></text:p>
          </table:table-cell>
          <table:table-cell table:style-name="Tabela15.B2" office:value-type="string">
            <text:p text:style-name="P18"><text:span text:style-name="T3">Manter a lista de expositores atualizada, evitando expositores que cancelaram participação, e liberar espaço para novos participantes. </text:span></text:p>
          </table:table-cell>
        </table:table-row>
        <table:table-row table:style-name="Tabela15.5">
          <table:table-cell table:style-name="Tabela15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15.A2" office:value-type="string">
            <text:p text:style-name="P26"><text:span text:style-name="T9">Nº </text:span></text:p>
          </table:table-cell>
          <table:table-cell table:style-name="Tabela15.B2" office:value-type="string">
            <text:p text:style-name="P26"><text:span text:style-name="T9">Descrição</text:span></text:p>
          </table:table-cell>
        </table:table-row>
        <table:table-row>
          <table:table-cell table:style-name="Tabela15.A2" office:value-type="string">
            <text:p text:style-name="P14">CA-001</text:p>
            <text:p text:style-name="P26"><text:span text:style-name="T12"/></text:p>
          </table:table-cell>
          <table:table-cell table:style-name="Tabela15.B2" office:value-type="string">
            <text:p text:style-name="P24"><text:span text:style-name="T3">Na página de detalhes do expositor (quando acessada pelo criador), exibir botão “Excluir Expositor”. </text:span></text:p>
          </table:table-cell>
        </table:table-row>
        <table:table-row>
          <table:table-cell table:style-name="Tabela15.A2" office:value-type="string">
            <text:p text:style-name="P26"><text:span text:style-name="T3">CA-002</text:span></text:p>
          </table:table-cell>
          <table:table-cell table:style-name="Tabela15.B2" office:value-type="string">
            <text:p text:style-name="P24"><text:span text:style-name="T3">Ao clicar em “Excluir Expositor”, verificar se existem produtos vinculados a esse expositor; se houver pelo menos um produto, exibir “Não é possível excluir expositor com produtos vinculados”. </text:span></text:p>
          </table:table-cell>
        </table:table-row>
        <table:table-row>
          <table:table-cell table:style-name="Tabela15.A9" office:value-type="string">
            <text:p text:style-name="P27"><text:span text:style-name="T3">CA-003 </text:span></text:p>
          </table:table-cell>
          <table:table-cell table:style-name="Tabela15.B9" office:value-type="string">
            <text:p text:style-name="P25"><text:span text:style-name="T3">Se não houver dependências, exibir modal “Deseja realmente excluir este expositor?” com botões “Confirmar” e “Cancelar”. </text:span></text:p>
          </table:table-cell>
        </table:table-row>
        <table:table-row>
          <table:table-cell table:style-name="Tabela15.A9" office:value-type="string">
            <text:p text:style-name="P27"><text:span text:style-name="T3">CA-00</text:span><text:span text:style-name="T8">4</text:span><text:span text:style-name="T3"> </text:span></text:p>
          </table:table-cell>
          <table:table-cell table:style-name="Tabela15.B9" office:value-type="string">
            <text:p text:style-name="P25"><text:span text:style-name="T3">Se o organizador confirmar, remover o expositor e todos os produtos associados (caso a regra de negócio permita) ou impedir remoção, redirecionar para “Listar Expositores” com mensagem “Expositor excluído com sucesso”. </text:span></text:p>
          </table:table-cell>
        </table:table-row>
        <table:table-row>
          <table:table-cell table:style-name="Tabela15.A9" office:value-type="string">
            <text:p text:style-name="P27"><text:span text:style-name="T3">CA-00</text:span><text:span text:style-name="T8">5</text:span><text:span text:style-name="T3"> </text:span></text:p>
          </table:table-cell>
          <table:table-cell table:style-name="Tabela15.B9" office:value-type="string">
            <text:p text:style-name="P25"><text:span text:style-name="T3">Se outro usuário (não criador do expositor) tentar “Excluir Expositor”, exibir “Você não tem permissão para esta ação”.</text:span>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><text:span text:style-name="T12"/></text:p>
      <text:h text:style-name="P10" text:outline-level="2">Editar Expositor </text:h>
      <text:p text:style-name="P24"><text:span text:style-name="T12"/></text:p>
      <table:table table:name="Tabela16" table:style-name="Tabela16">
        <table:table-column table:style-name="Tabela16.A"/>
        <table:table-column table:style-name="Tabela16.B"/>
        <text:soft-page-break/>
        <table:table-row>
          <table:table-cell table:style-name="Tabela16.A1" office:value-type="string">
            <text:p text:style-name="P26"><text:span text:style-name="T9">ID do Requisito</text:span></text:p>
          </table:table-cell>
          <table:table-cell table:style-name="Tabela16.B1" office:value-type="string">
            <text:p text:style-name="P24"><text:span text:style-name="T3">RF-0</text:span><text:span text:style-name="T8">14</text:span></text:p>
          </table:table-cell>
        </table:table-row>
        <table:table-row>
          <table:table-cell table:style-name="Tabela16.A2" office:value-type="string">
            <text:p text:style-name="P26"><text:span text:style-name="T9">Prioridade</text:span></text:p>
          </table:table-cell>
          <table:table-cell table:style-name="Tabela16.B2" office:value-type="string">
            <text:p text:style-name="P18"><text:span text:style-name="T3">Média </text:span></text:p>
          </table:table-cell>
        </table:table-row>
        <table:table-row>
          <table:table-cell table:style-name="Tabela16.A2" office:value-type="string">
            <text:p text:style-name="P26"><text:span text:style-name="T9">História de Usuário </text:span></text:p>
          </table:table-cell>
          <table:table-cell table:style-name="Tabela16.B2" office:value-type="string">
            <text:p text:style-name="P18"><text:span text:style-name="T10">Como</text:span><text:span text:style-name="T3"> organizador (criador) de feira,<text:line-break/></text:span><text:span text:style-name="T10">Quero</text:span><text:span text:style-name="T3"> editar os dados de um expositor que cadastrei (nome, descrição ou contato),<text:line-break/></text:span><text:span text:style-name="T10">Para</text:span><text:span text:style-name="T3"> manter as informações de contato e perfil do expositor sempre corretas. </text:span></text:p>
          </table:table-cell>
        </table:table-row>
        <table:table-row table:style-name="Tabela16.4">
          <table:table-cell table:style-name="Tabela16.A2" office:value-type="string">
            <text:p text:style-name="P26"><text:span text:style-name="T9">Justificativa</text:span></text:p>
          </table:table-cell>
          <table:table-cell table:style-name="Tabela16.B2" office:value-type="string">
            <text:p text:style-name="P18"><text:span text:style-name="T3">Expositores podem mudar de contato ou atualizar sua descrição durante a preparação do evento; o organizador precisa refletir essas mudanças sem criar um novo registro. </text:span></text:p>
          </table:table-cell>
        </table:table-row>
        <table:table-row table:style-name="Tabela16.5">
          <table:table-cell table:style-name="Tabela16.B2" table:number-columns-spanned="2" office:value-type="string">
            <text:p text:style-name="P26"><text:span text:style-name="T9">Critérios de Aceitação</text:span></text:p>
          </table:table-cell>
          <table:covered-table-cell/>
        </table:table-row>
        <table:table-row>
          <table:table-cell table:style-name="Tabela16.A2" office:value-type="string">
            <text:p text:style-name="P26"><text:span text:style-name="T9">Nº </text:span></text:p>
          </table:table-cell>
          <table:table-cell table:style-name="Tabela16.B2" office:value-type="string">
            <text:p text:style-name="P26"><text:span text:style-name="T9">Descrição</text:span></text:p>
          </table:table-cell>
        </table:table-row>
        <table:table-row>
          <table:table-cell table:style-name="Tabela16.A2" office:value-type="string">
            <text:p text:style-name="P14">CA-001</text:p>
            <text:p text:style-name="P26"><text:span text:style-name="T12"/></text:p>
          </table:table-cell>
          <table:table-cell table:style-name="Tabela16.B2" office:value-type="string">
            <text:p text:style-name="P24"><text:span text:style-name="T3">Na página de detalhes do expositor (quando acessada pelo criador), exibir botão “Editar Expositor”. </text:span></text:p>
          </table:table-cell>
        </table:table-row>
        <table:table-row>
          <table:table-cell table:style-name="Tabela16.A2" office:value-type="string">
            <text:p text:style-name="P26"><text:span text:style-name="T3">CA-002</text:span></text:p>
          </table:table-cell>
          <table:table-cell table:style-name="Tabela16.B2" office:value-type="string">
            <text:p text:style-name="P24"><text:span text:style-name="T3">Ao clicar em “Editar Expositor”, exibir formulário pré-preenchido com nome, descrição e contato. </text:span></text:p>
          </table:table-cell>
        </table:table-row>
      </table:table>
      <text:p text:style-name="P24"><text:span text:style-name="T12"/></text:p>
      <text:p text:style-name="P24"><text:span text:style-name="T12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is-legal="true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is-legal="true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df57"/>
    </style:style>
    <style:style style:name="M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0pt" fo:font-weight="bold" officeooo:paragraph-rsid="000bdf57" style:font-name-asian="Times New Roman1" style:font-size-asian="10pt" style:font-weight-asian="bold" style:font-name-complex="Times New Roman1" style:font-size-complex="10pt"/>
    </style:style>
    <style:style style:name="MP3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font-name="Times New Roman" fo:font-size="10pt" fo:font-weight="bold" officeooo:paragraph-rsid="000bdf57" style:font-name-asian="Times New Roman1" style:font-size-asian="10pt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7.842cm" svg:height="0.681cm" draw:z-index="11"><draw:image xlink:href="Pictures/1000000100000800000000AEBBAB1515.png" xlink:type="simple" xlink:show="embed" xlink:actuate="onLoad" draw:mime-type="image/png"/></draw:frame></text:p>
        <text:p text:style-name="MP2">INSTITUTO DE EXATAS - IE</text:p>
        <text:p text:style-name="MP2">DEPARTAMENTO DE CIÊNCIAS DA COMPUTAÇÃO - CIC</text:p>
        <text:p text:style-name="MP3"><text:s/>ENGENHARIA DE SOFTWARE <text:s/>1/202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31T19:48:04.603000000</dc:date>
    <meta:editing-duration>PT14M45S</meta:editing-duration>
    <meta:editing-cycles>2</meta:editing-cycles>
    <meta:generator>LibreOffice/24.2.3.2$Windows_X86_64 LibreOffice_project/433d9c2ded56988e8a90e6b2e771ee4e6a5ab2ba</meta:generator>
    <meta:document-statistic meta:table-count="16" meta:image-count="1" meta:object-count="0" meta:page-count="12" meta:paragraph-count="304" meta:word-count="2365" meta:character-count="15508" meta:non-whitespace-character-count="13358"/>
  </office:meta>
</office:document-meta>
</file>